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80000004383DE2BD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44cm" svg:stroke-color="#719738" draw:fill="solid" draw:fill-color="#00c0c0" draw:textarea-vertical-align="middle"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44cm" svg:stroke-color="#719738" draw:fill="solid" draw:fill-color="#bedcf4" draw:textarea-vertical-align="middle" draw:auto-grow-heigh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solid" svg:stroke-width="0.044cm" svg:stroke-color="#719738" draw:fill="solid" draw:fill-color="#7dbae9" draw:textarea-vertical-align="middle"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44cm" svg:stroke-color="#719738" draw:fill="solid" draw:fill-color="#9acd4c" draw:textarea-vertical-align="middle" draw:auto-grow-heigh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solid" draw:fill-color="#00c0c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solid" draw:fill-color="#3d97d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2.137cm" fo:min-width="0.002cm"/>
    </style:style>
    <style:style style:name="gr9" style:family="graphic" style:parent-style-name="standard">
      <style:graphic-properties draw:stroke="solid" svg:stroke-width="0.044cm" svg:stroke-color="#ffffff" draw:fill="solid" draw:fill-color="#3d97de"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middle" draw:auto-grow-height="false" fo:min-height="0cm" fo:min-width="0cm" fo:padding-top="0.067cm" fo:padding-bottom="0.067cm" fo:padding-left="0.2cm" fo:padding-right="0.067cm" fo:wrap-option="wrap"/>
    </style:style>
    <style:style style:name="gr11" style:family="graphic" style:parent-style-name="standard">
      <style:graphic-properties draw:stroke="solid" svg:stroke-width="0.044cm" svg:stroke-color="#719738" draw:fill="solid" draw:fill-color="#fdddb0"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44cm" svg:stroke-color="#719738" draw:fill="solid" draw:fill-color="#faa93a" draw:textarea-vertical-align="middle" draw:auto-grow-height="false" fo:min-height="0cm" fo:min-width="0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solid" draw:fill-color="#00b0f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44cm" svg:stroke-color="#719738" draw:fill="solid" draw:fill-color="#bfbfbf" draw:textarea-vertical-align="middle"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solid" draw:fill-color="#00c0c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graphic-properties draw:stroke="none" svg:stroke-width="0cm" draw:fill="solid" draw:fill-color="#f2f2f2"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44cm" svg:stroke-color="#719738" draw:fill="solid" draw:fill-color="#e18506" draw:textarea-vertical-align="middle"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44cm" svg:stroke-color="#719738" draw:fill="solid" draw:fill-color="#3d97de" draw:textarea-vertical-align="middle" draw:auto-grow-height="false" fo:min-height="0cm" fo:min-width="0cm" fo:padding-top="0.125cm" fo:padding-bottom="0.125cm" fo:padding-left="0.25cm" fo:padding-right="0.25cm" fo:wrap-option="wrap"/>
    </style:style>
    <style:style style:name="pr1" style:family="presentation" style:parent-style-name="Default-notes">
      <style:graphic-properties draw:fill-color="#ffffff" fo:min-height="12.572cm"/>
    </style:style>
    <style:style style:name="pr2" style:family="presentation" style:parent-style-name="Default_20_1-notes">
      <style:graphic-properties draw:fill-color="#ffffff" fo:min-height="12.572cm"/>
    </style:style>
    <style:style style:name="P1" style:family="paragraph">
      <style:paragraph-properties fo:margin-left="0cm" fo:margin-right="0cm" fo:margin-top="0cm" fo:margin-bottom="0cm" fo:text-align="center"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hyphenate="false"/>
    </style:style>
    <style:style style:name="P4" style:family="paragraph">
      <style:paragraph-properties fo:margin-left="0cm" fo:margin-right="0cm" fo:margin-top="0cm" fo:margin-bottom="0cm" fo:text-align="justify" fo:text-indent="0cm" style:punctuation-wrap="hanging" style:writing-mode="lr-tb"/>
      <style:text-properties fo:hyphenate="false"/>
    </style:style>
    <style:style style:name="P5" style:family="paragraph">
      <style:paragraph-properties fo:text-align="center"/>
      <style:text-properties fo:font-size="18pt"/>
    </style:style>
    <style:style style:name="P6" style:family="paragraph">
      <style:text-properties fo:font-size="18pt"/>
    </style:style>
    <style:style style:name="P7" style:family="paragraph">
      <style:paragraph-properties fo:margin-left="0cm" fo:margin-right="0cm" fo:margin-top="0cm" fo:margin-bottom="0.222cm" fo:line-height="90%" fo:text-align="center" fo:text-indent="0cm"/>
    </style:style>
    <style:style style:name="P8" style:family="paragraph">
      <style:paragraph-properties fo:margin-top="0cm" fo:margin-bottom="0.222cm" fo:line-height="90%" fo:text-align="center"/>
    </style:style>
    <style:style style:name="T1" style:family="text">
      <style:text-properties fo:color="#ffffff" style:text-line-through-style="none" fo:font-family="'Tw Cen MT'" fo:font-size="35pt" fo:letter-spacing="normal" fo:font-style="normal" style:text-underline-style="none" fo:font-weight="bold" style:font-size-asian="35pt" style:font-style-asian="normal" style:font-weight-asian="bold" style:font-size-complex="35pt" style:font-style-complex="normal" style:font-weight-complex="bold"/>
    </style:style>
    <style:style style:name="T2" style:family="text">
      <style:text-properties fo:color="#ffffff" style:text-line-through-style="none"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ffffff" style:text-line-through-style="none" fo:font-family="'Tw Cen M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 style:family="text">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T5" style:family="text">
      <style:text-properties fo:color="#ffffff" style:text-line-through-style="none" fo:font-family="'Tw Cen MT'"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T6" style:family="text">
      <style:text-properties fo:color="#ffffff" style:text-line-through-style="none" fo:font-family="'Tw Cen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color="#ffffff" style:text-line-through-style="none" fo:font-family="'Tw Cen MT'"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8" style:family="text">
      <style:text-properties fo:color="#ffffff" style:text-line-through-style="none" fo:font-family="'Tw Cen MT'" fo:font-size="18pt" fo:letter-spacing="normal" fo:font-style="normal" style:text-underline-style="none" fo:font-weight="normal" style:font-style-asian="normal" style:font-weight-asian="normal" style:font-style-complex="normal" style:font-weight-complex="normal"/>
    </style:style>
    <style:style style:name="T9" style:family="text">
      <style:text-properties fo:color="#ffffff" style:text-line-through-style="none" fo:font-family="'Tw Cen MT'"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10" style:family="text">
      <style:text-properties fo:color="#000000" style:text-line-through-style="non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color="#ffffff" style:text-line-through-style="none" fo:font-family="'Tw Cen MT'"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2" style:family="text">
      <style:text-properties fo:color="#ffffff" style:text-line-through-style="none" fo:font-family="'Tw Cen M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color="#000000" style:text-line-through-style="none"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4" style:family="text">
      <style:text-properties fo:color="#000000" style:text-line-through-style="non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5" style:family="text">
      <style:text-properties fo:color="#000000" style:text-line-through-style="none"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16" style:family="text">
      <style:text-properties fo:color="#ffffff" style:text-line-through-style="none" fo:font-family="'Tw Cen MT'"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17" style:family="text">
      <style:text-properties fo:color="#ffffff" style:text-line-through-style="none" fo:font-family="'Tw Cen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8" style:family="text">
      <style:text-properties fo:color="#ffffff" style:text-line-through-style="none"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color="#ffffff" style:text-line-through-style="none" fo:font-family="'Tw Cen MT'"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0" style:family="text">
      <style:text-properties fo:color="#ffffff" style:text-line-through-style="none" fo:font-family="'Tw Cen M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1" style:family="text">
      <style:text-properties fo:color="#ffffff" style:text-line-through-style="none" fo:font-family="'Tw Cen MT'"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952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text:start-value="2">
        <style:list-level-properties text:space-before="0.001cm" text:min-label-width="0.952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draw:custom-shape draw:name="Flowchart: Predefined Process 2" draw:style-name="gr1" draw:text-style-name="P2" xml:id="id1" draw:id="id1" draw:layer="layout" svg:width="26.089cm" svg:height="1.378cm" svg:x="3.888cm" svg:y="1.037cm">
          <text:p text:style-name="P1"><text:span text:style-name="T1">Topics</text:span></text:p>
          <draw:enhanced-geometry svg:viewBox="0 0 21600 21600" draw:text-areas="2540 0 19060 21600" draw:type="flowchart-predefined-process" draw:enhanced-path="M 0 0 L 21600 0 21600 21600 0 21600 Z N M 2540 0 L 2540 21600 N M 19060 0 L 19060 21600 N"/>
        </draw:custom-shape>
        <draw:custom-shape draw:name="Rectangle 1" draw:style-name="gr2" draw:text-style-name="P2" xml:id="id2" draw:id="id2" draw:layer="layout" svg:width="25.103cm" svg:height="15.683cm" svg:x="4.242cm" svg:y="2.713cm">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style-name="L2">
            <text:list-item>
              <text:p text:style-name="P3"><text:span text:style-name="T2">SDLC</text:span></text:p>
            </text:list-item>
            <text:list-item>
              <text:p text:style-name="P3"><text:span text:style-name="T2">STLC</text:span></text:p>
            </text:list-item>
            <text:list-item>
              <text:p text:style-name="P3"><text:span text:style-name="T2">QA PROCCESS</text:span></text:p>
            </text:list-item>
            <text:list-item>
              <text:p text:style-name="P3"><text:span text:style-name="T2">AGILE VS WATERFALL</text:span></text:p>
            </text:list-item>
            <text:list-item>
              <text:p text:style-name="P3"><text:span text:style-name="T2">TEAMS</text:span></text:p>
            </text:list-item>
            <text:list-item>
              <text:p text:style-name="P3"><text:span text:style-name="T2">AGILE CEREMONIES</text:span></text:p>
            </text:list-item>
            <text:list-item>
              <text:p text:style-name="P3"><text:span text:style-name="T2">JIRA</text:span></text:p>
            </text:list-item>
            <text:list-item>
              <text:p text:style-name="P3"><text:span text:style-name="T2">DEFECT LIFE CYCLE</text:span></text:p>
            </text:list-item>
            <text:list-item>
              <text:p text:style-name="P3"><text:span text:style-name="T2">ENVIRONEMNTS</text:span></text:p>
            </text:list-item>
            <text:list-item>
              <text:p text:style-name="P3"><text:span text:style-name="T2">BRD,USER STORY, TEST SCENARIO, TEST CASE, TEST SCRIPT</text:span></text:p>
            </text:list-item>
            <text:list-item>
              <text:p text:style-name="P3"><text:span text:style-name="T2">QA PROCESS QUESTIONS</text:span></text:p>
            </text:list-item>
            <text:list-item>
              <text:p text:style-name="P3"><text:span text:style-name="T2">INTERVIEW PREP QUESTIONS</text:span></text:p>
            </text:list-item>
            <text:list-item>
              <text:p text:style-name="P3"><text:span text:style-name="T2">POSTMAN</text:span></text:p>
            </text:list-item>
            <text:list-item>
              <text:p text:style-name="P3"><text:span text:style-name="T2">HOW TO WRITE RESUME</text:span></text:p>
            </text:list-item>
            <text:list-item>
              <text:p text:style-name="P3"><text:span text:style-name="T2">JOB HUNTING PROCCESS</text:span></text:p>
            </text:list-item>
            <text:list-item>
              <text:p text:style-name="P3"><text:span text:style-name="T2">HOW TO HANDLE RECRUITERS AND JOB OFFERS</text:span></text:p>
            </text:list-item>
            <text:list-item>
              <text:p text:style-name="P3"><text:span text:style-name="T2">FIRST WEEKS OF NEW JOB</text:span></text:p>
            </text:list-item>
            <text:list-item>
              <text:p text:style-name="P3"><text:span text:style-name="T2">MORE</text:span></text:p>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 smil:attributeName="visibility" smil:to="visible"/>
                  <anim:transitionFilter smil:dur="0.5s" smil:targetElement="id1" smil:type="barWipe" smil:subtype="topToBottom"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 smil:attributeName="visibility" smil:to="visible"/>
                  <anim:transitionFilter smil:dur="0.5s" smil:targetElement="id2" smil:type="barnDoorWipe" smil:subtype="vertical" smil:direction="reverse"/>
                </anim:par>
              </anim:par>
            </anim:par>
          </anim:seq>
        </anim:par>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1">
        <draw:custom-shape draw:name="Flowchart: Predefined Process 2" draw:style-name="gr1" draw:text-style-name="P2" xml:id="id3" draw:id="id3" draw:layer="layout" svg:width="26.089cm" svg:height="2.217cm" svg:x="3.617cm" svg:y="0.495cm">
          <text:p text:style-name="P1"><text:span text:style-name="T1">WHAT IS TESTING?</text:span></text:p>
          <draw:enhanced-geometry svg:viewBox="0 0 21600 21600" draw:text-areas="2540 0 19060 21600" draw:type="flowchart-predefined-process" draw:enhanced-path="M 0 0 L 21600 0 21600 21600 0 21600 Z N M 2540 0 L 2540 21600 N M 19060 0 L 19060 21600 N"/>
        </draw:custom-shape>
        <draw:custom-shape draw:name="Rectangle 1" draw:style-name="gr4" draw:text-style-name="P2" xml:id="id4" draw:id="id4" draw:layer="layout" svg:width="26.533cm" svg:height="9.222cm" svg:x="3.329cm" svg:y="3.97cm">
          <text:p text:style-name="P4"><text:span text:style-name="T3"><text:tab/></text:span><text:span text:style-name="T3">Software systems are an integral part of life, from business applications (e.g., banking) to consumer products (e.g., cars). </text:span></text:p>
          <text:p text:style-name="P4"><text:span text:style-name="T3"/></text:p>
          <text:p text:style-name="P4"><text:span text:style-name="T3"><text:tab/></text:span><text:span text:style-name="T3">Software testing is a way to assess the quality of the software and to reduce the risk of software failure in operation.</text:span></text:p>
          <text:p text:style-name="P4"><text:span text:style-name="T3"/></text:p>
          <text:p text:style-name="P4"><text:span text:style-name="T3"><text:tab/></text:span><text:span text:style-name="T3">Software that does not work correctly can lead to many problems such as:</text:span></text:p>
          <draw:enhanced-geometry svg:viewBox="0 0 21600 21600" draw:type="rectangle" draw:enhanced-path="M 0 0 L 21600 0 21600 21600 0 21600 0 0 Z N"/>
        </draw:custom-shape>
        <draw:custom-shape draw:name="Rectangle: Rounded Corners 3" draw:style-name="gr5" draw:text-style-name="P2" xml:id="id5" draw:id="id5" draw:layer="layout" svg:width="6.189cm" svg:height="1.849cm" svg:x="3.083cm" svg:y="14.13cm">
          <text:p text:style-name="P1"><text:span text:style-name="T2">Loss of mon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4" draw:style-name="gr5" draw:text-style-name="P2" xml:id="id8" draw:id="id8" draw:layer="layout" svg:width="6.189cm" svg:height="1.849cm" svg:x="24.003cm" svg:y="14.286cm">
          <text:p text:style-name="P1"><text:span text:style-name="T2">Injury or dea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5" draw:style-name="gr5" draw:text-style-name="P2" xml:id="id7" draw:id="id7" draw:layer="layout" svg:width="6.189cm" svg:height="1.849cm" svg:x="17.27cm" svg:y="14.319cm">
          <text:p text:style-name="P1"><text:span text:style-name="T2">Business repu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6" draw:style-name="gr5" draw:text-style-name="P2" xml:id="id6" draw:id="id6" draw:layer="layout" svg:width="6.189cm" svg:height="1.849cm" svg:x="10.176cm" svg:y="14.264cm">
          <text:p text:style-name="P1"><text:span text:style-name="T2">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3" smil:attributeName="visibility" smil:to="visible"/>
                  <anim:transitionFilter smil:dur="0.5s" smil:targetElement="id3" smil:type="barWipe" smil:subtype="topToBottom"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4" smil:attributeName="visibility" smil:to="visible"/>
                  <anim:transitionFilter smil:dur="0.5s" smil:targetElement="id4" smil:type="barnDoorWipe" smil:subtype="vertical"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5" smil:attributeName="visibility" smil:to="visible"/>
                  <anim:transitionFilter smil:dur="0.5s" smil:targetElement="id5" smil:type="barWipe" smil:subtype="topToBottom"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6" smil:attributeName="visibility" smil:to="visible"/>
                  <anim:transitionFilter smil:dur="2s" smil:targetElement="id6"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wheel" presentation:preset-sub-type="1">
                  <anim:set smil:begin="0s" smil:dur="0.001s" smil:fill="hold" smil:targetElement="id7" smil:attributeName="visibility" smil:to="visible"/>
                  <anim:transitionFilter smil:dur="2s" smil:targetElement="id7" smil:type="pinWheelWipe" smil:subtype="oneBl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anim:seq>
        </anim:par>
        <presentation:notes draw:style-name="dp2">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1">
        <draw:g draw:name="Diagram 3" xml:id="id10" draw:id="id10">
          <draw:frame draw:name="{7E58AEBE-45DF-41C6-8C4E-D3B9681A33A7}" draw:style-name="gr6" draw:text-style-name="P5" draw:layer="layout" svg:width="5.211cm" svg:height="9.627cm" svg:x="17.41cm" svg:y="7.423cm">
            <draw:image xlink:href="">
              <text:p><text:span text:style-name="T4">Requirement</text:span></text:p>
            </draw:image>
          </draw:frame>
          <draw:frame draw:name="{1C1571BF-CFF0-45DD-838E-0BFA718B8899}" draw:style-name="gr6" draw:text-style-name="P5" draw:layer="layout" svg:width="5.211cm" svg:height="9.627cm" svg:x="1.776cm" svg:y="7.423cm">
            <draw:image xlink:href="">
              <text:p><text:span text:style-name="T4">Design</text:span></text:p>
            </draw:image>
          </draw:frame>
          <draw:frame draw:name="{72A7AC08-70AA-4A94-BD05-65E2F4B77DD7}" draw:style-name="gr6" draw:text-style-name="P5" draw:layer="layout" svg:width="5.211cm" svg:height="9.627cm" svg:x="12.199cm" svg:y="7.423cm">
            <draw:image xlink:href="">
              <text:p><text:span text:style-name="T4">Development</text:span></text:p>
            </draw:image>
          </draw:frame>
          <draw:frame draw:name="{955C3259-E1F2-417F-B3A2-CE1AF66750B9}" draw:style-name="gr6" draw:text-style-name="P5" draw:layer="layout" svg:width="5.211cm" svg:height="9.627cm" svg:x="6.987cm" svg:y="7.423cm">
            <draw:image xlink:href="">
              <text:p><text:span text:style-name="T4">Testing</text:span></text:p>
            </draw:image>
          </draw:frame>
          <draw:frame draw:name="{99891384-F46B-4571-8962-D2BF192ECA6F}" draw:style-name="gr6" draw:text-style-name="P5" draw:layer="layout" svg:width="5.211cm" svg:height="9.627cm" svg:x="27.833cm" svg:y="7.423cm">
            <draw:image xlink:href="">
              <text:p><text:span text:style-name="T4">Release</text:span></text:p>
            </draw:image>
          </draw:frame>
          <draw:frame draw:name="{23B826F4-3769-47F4-9998-0790F097B08F}" draw:style-name="gr6" draw:text-style-name="P5" draw:layer="layout" svg:width="5.211cm" svg:height="9.627cm" svg:x="22.622cm" svg:y="7.423cm">
            <draw:image xlink:href="">
              <text:p><text:span text:style-name="T4">Maintenance</text:span></text:p>
            </draw:image>
          </draw:frame>
        </draw:g>
        <draw:custom-shape draw:name="Flowchart: Predefined Process 2" draw:style-name="gr1" draw:text-style-name="P2" xml:id="id9" draw:id="id9" draw:layer="layout" svg:width="26.089cm" svg:height="3.203cm" svg:x="4.365cm" svg:y="3.676cm">
          <text:p text:style-name="P1"><text:span text:style-name="T5"/></text:p>
          <text:p text:style-name="P1"><text:span text:style-name="T5">What is Software Development Life Cycle? <text:s/>(SDLC)</text:span></text:p>
          <text:p text:style-name="P1"><text:span text:style-name="T3"/></text:p>
          <draw:enhanced-geometry svg:viewBox="0 0 21600 21600" draw:text-areas="2540 0 19060 21600" draw:type="flowchart-predefined-process" draw:enhanced-path="M 0 0 L 21600 0 21600 21600 0 21600 Z N M 2540 0 L 2540 21600 N M 19060 0 L 1906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9" smil:attributeName="visibility" smil:to="visible"/>
                  <anim:transitionFilter smil:dur="0.5s" smil:targetElement="id9" smil:type="barWipe" smil:subtype="topToBottom"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0" smil:attributeName="visibility" smil:to="visible"/>
                  <anim:transitionFilter smil:dur="0.5s" smil:targetElement="id10" smil:type="barnDoorWipe" smil:subtype="vertical" smil:direction="reverse"/>
                </anim:par>
              </anim:par>
            </anim:par>
          </anim:seq>
        </anim:par>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1">
        <draw:g draw:name="Diagram 3" xml:id="id12" draw:id="id12">
          <draw:frame draw:name="{7E58AEBE-45DF-41C6-8C4E-D3B9681A33A7}" draw:style-name="gr7" draw:text-style-name="P5" draw:layer="layout" svg:width="5.211cm" svg:height="9.627cm" svg:x="17.132cm" svg:y="7.62cm">
            <draw:image xlink:href="">
              <text:p><text:span text:style-name="T4"/></text:p>
              <text:p><text:span text:style-name="T4"/></text:p>
              <text:p><text:span text:style-name="T4"/></text:p>
              <text:p><text:span text:style-name="T4"/></text:p>
              <text:p><text:span text:style-name="T4"/></text:p>
              <text:p><text:span text:style-name="T4"/></text:p>
              <text:p><text:span text:style-name="T4">Requirement </text:span></text:p>
              <text:p><text:span text:style-name="T4">Study </text:span></text:p>
            </draw:image>
          </draw:frame>
          <draw:frame draw:name="{1C1571BF-CFF0-45DD-838E-0BFA718B8899}" draw:style-name="gr7" draw:text-style-name="P5" draw:layer="layout" svg:width="5.211cm" svg:height="9.627cm" svg:x="1.498cm" svg:y="7.62cm">
            <draw:image xlink:href="">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st Planning</text:span></text:p>
            </draw:image>
          </draw:frame>
          <draw:frame draw:name="{72A7AC08-70AA-4A94-BD05-65E2F4B77DD7}" draw:style-name="gr7" draw:text-style-name="P5" draw:layer="layout" svg:width="5.211cm" svg:height="9.627cm" svg:x="11.921cm" svg:y="7.62cm">
            <draw:image xlink:href="">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Writing </text:span></text:p>
              <text:p><text:span text:style-name="T4">Test Cases </text:span></text:p>
            </draw:image>
          </draw:frame>
          <draw:frame draw:name="{955C3259-E1F2-417F-B3A2-CE1AF66750B9}" draw:style-name="gr7" draw:text-style-name="P5" draw:layer="layout" svg:width="5.211cm" svg:height="9.627cm" svg:x="6.709cm" svg:y="7.62cm">
            <draw:image xlink:href="">
              <text:p><text:span text:style-name="T4"/></text:p>
              <text:p><text:span text:style-name="T4"/></text:p>
              <text:p><text:span text:style-name="T4"/></text:p>
              <text:p><text:span text:style-name="T4"/></text:p>
              <text:p><text:span text:style-name="T4"/></text:p>
              <text:p><text:span text:style-name="T4"/></text:p>
              <text:p><text:span text:style-name="T4"/></text:p>
              <text:p><text:span text:style-name="T4">Review the </text:span></text:p>
              <text:p><text:span text:style-name="T4">Test Cases </text:span></text:p>
            </draw:image>
          </draw:frame>
          <draw:frame draw:name="{99891384-F46B-4571-8962-D2BF192ECA6F}" draw:style-name="gr7" draw:text-style-name="P5" draw:layer="layout" svg:width="5.211cm" svg:height="9.627cm" svg:x="27.555cm" svg:y="7.62cm">
            <draw:image xlink:href="">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Executing the </text:span></text:p>
              <text:p><text:span text:style-name="T4">Test Cases </text:span></text:p>
            </draw:image>
          </draw:frame>
          <draw:frame draw:name="{23B826F4-3769-47F4-9998-0790F097B08F}" draw:style-name="gr7" draw:text-style-name="P5" draw:layer="layout" svg:width="5.211cm" svg:height="9.627cm" svg:x="22.344cm" svg:y="7.62cm">
            <draw:image xlink:href="">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Bug logging </text:span></text:p>
              <text:p><text:span text:style-name="T4">and tracking</text:span></text:p>
            </draw:image>
          </draw:frame>
        </draw:g>
        <draw:custom-shape draw:name="Flowchart: Predefined Process 2" draw:style-name="gr4" draw:text-style-name="P2" xml:id="id11" draw:id="id11" draw:layer="layout" svg:width="26.089cm" svg:height="3.453cm" svg:x="4.365cm" svg:y="3.676cm">
          <text:p text:style-name="P1"><text:span text:style-name="T6">What is Software Testing Life Cycle (STLC)?</text:span></text:p>
          <draw:enhanced-geometry svg:viewBox="0 0 21600 21600" draw:text-areas="2540 0 19060 21600" draw:type="flowchart-predefined-process" draw:enhanced-path="M 0 0 L 21600 0 21600 21600 0 21600 Z N M 2540 0 L 2540 21600 N M 19060 0 L 19060 21600 N"/>
        </draw:custom-shape>
        <draw:frame draw:style-name="gr8" draw:layer="layout" svg:width="0.502cm" svg:height="2.387cm" svg:x="29.464cm" svg:y="10.821cm">
          <draw:text-box>
            <text:p/>
            <text:p/>
            <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1" smil:attributeName="visibility" smil:to="visible"/>
                  <anim:transitionFilter smil:dur="0.5s" smil:targetElement="id11" smil:type="barWipe" smil:subtype="topToBottom"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2" smil:attributeName="visibility" smil:to="visible"/>
                  <anim:transitionFilter smil:dur="0.5s" smil:targetElement="id12" smil:type="barnDoorWipe" smil:subtype="vertical" smil:direction="reverse"/>
                </anim:par>
              </anim:par>
            </anim:par>
          </anim:seq>
        </anim:par>
        <presentation:notes draw:style-name="dp2">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1">
        <draw:g draw:name="Group 4" xml:id="id13" draw:id="id13">
          <draw:custom-shape draw:name="Arrow: Chevron 5" draw:style-name="gr9" draw:text-style-name="P6" draw:layer="layout" svg:width="6.624cm" svg:height="3.314cm" svg:x="0.248cm" svg:y="7.86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Arrow: Chevron 4" draw:style-name="gr10" draw:text-style-name="P2" draw:layer="layout" svg:width="3.974cm" svg:height="3.314cm" svg:x="1.573cm" svg:y="7.868cm">
            <text:p text:style-name="P7"><text:span text:style-name="T2">Requirement Study </text:span></text:p>
            <draw:enhanced-geometry svg:viewBox="0 0 21600 21600" draw:type="rectangle" draw:enhanced-path="M 0 0 L 21600 0 21600 21600 0 21600 0 0 Z N"/>
          </draw:custom-shape>
        </draw:g>
        <draw:custom-shape draw:name="Rectangle 1" draw:style-name="gr11" draw:text-style-name="P2" xml:id="id14" draw:id="id14" draw:layer="layout" svg:width="22.809cm" svg:height="12.176cm" svg:x="8.965cm" svg:y="4.433cm">
          <text:p text:style-name="P3"><text:span text:style-name="T7">Test analysis: </text:span><text:span text:style-name="T3">Requirement specifications, such as business requirements, User stories or similar work products that specify desired functional and non-functional component or system behavior. <text:s/></text:span></text:p>
          <text:p text:style-name="P3"><text:span text:style-name="T3"/></text:p>
          <text:p text:style-name="P3"><text:span text:style-name="T7">Test analysis answers the question “what to test?”</text:span></text:p>
          <text:p text:style-name="P1"><text:span text:style-name="T3"/></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13" smil:attributeName="visibility" smil:to="visible"/>
                  <anim:animate smil:dur="0.5s" smil:fill="hold" smil:targetElement="id13" smil:attributeName="width" smil:values="0;width" smil:keyTimes="0;1"/>
                  <anim:animate smil:dur="0.5s" smil:fill="hold" smil:targetElement="id13" smil:attributeName="height" smil:values="0;height" smil:keyTimes="0;1"/>
                  <anim:transitionFilter smil:dur="0.5s" smil:targetElement="id13"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14" smil:attributeName="visibility" smil:to="visible"/>
                  <anim:transitionFilter smil:dur="2s" smil:targetElement="id14" smil:type="ellipseWipe" smil:subtype="horizontal" smil:direction="reverse"/>
                </anim:par>
              </anim:par>
            </anim:par>
          </anim:seq>
        </anim:par>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1">
        <draw:g draw:name="Group 4" xml:id="id15" draw:id="id15">
          <draw:custom-shape draw:name="Arrow: Chevron 5" draw:style-name="gr9" draw:text-style-name="P6" draw:layer="layout" svg:width="6.624cm" svg:height="3.314cm" svg:x="0.248cm" svg:y="7.86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Arrow: Chevron 4" draw:style-name="gr10" draw:text-style-name="P2" draw:layer="layout" svg:width="3.974cm" svg:height="3.314cm" svg:x="1.573cm" svg:y="7.868cm">
            <text:p><text:span text:style-name="T8"><text:s text:c="2"/></text:span><text:span text:style-name="T8">Test Planning</text:span></text:p>
            <draw:enhanced-geometry svg:viewBox="0 0 21600 21600" draw:type="rectangle" draw:enhanced-path="M 0 0 L 21600 0 21600 21600 0 21600 0 0 Z N"/>
          </draw:custom-shape>
        </draw:g>
        <draw:custom-shape draw:name="Rectangle 1" draw:style-name="gr11" draw:text-style-name="P2" xml:id="id16" draw:id="id16" draw:layer="layout" svg:width="22.809cm" svg:height="10.632cm" svg:x="8.965cm" svg:y="4.433cm">
          <text:p text:style-name="P3"><text:span text:style-name="T3">Test planning involves activities that define the objectives of testing and the approach, it is document describing the scope, approach, type of testing, resources and schedule of intended test activities. </text:span></text:p>
          <text:p text:style-name="P1"><text:span text:style-name="T3"/></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15" smil:attributeName="visibility" smil:to="visible"/>
                  <anim:animate smil:dur="0.5s" smil:fill="hold" smil:targetElement="id15" smil:attributeName="width" smil:values="0;width" smil:keyTimes="0;1"/>
                  <anim:animate smil:dur="0.5s" smil:fill="hold" smil:targetElement="id15" smil:attributeName="height" smil:values="0;height" smil:keyTimes="0;1"/>
                  <anim:transitionFilter smil:dur="0.5s" smil:targetElement="id15"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16" smil:attributeName="visibility" smil:to="visible"/>
                  <anim:transitionFilter smil:dur="2s" smil:targetElement="id16" smil:type="ellipseWipe" smil:subtype="horizontal" smil:direction="reverse"/>
                </anim:par>
              </anim:par>
            </anim:par>
          </anim:seq>
        </anim:par>
        <presentation:notes draw:style-name="dp2">
          <draw:page-thumbnail draw:style-name="gr3"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1">
        <draw:g draw:name="Group 4" xml:id="id17" draw:id="id17">
          <draw:custom-shape draw:name="Arrow: Chevron 5" draw:style-name="gr9" draw:text-style-name="P6" draw:layer="layout" svg:width="6.624cm" svg:height="3.314cm" svg:x="0.248cm" svg:y="7.86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Arrow: Chevron 4" draw:style-name="gr10" draw:text-style-name="P2" draw:layer="layout" svg:width="3.974cm" svg:height="3.314cm" svg:x="1.573cm" svg:y="7.868cm">
            <text:p text:style-name="P8"><text:span text:style-name="T8">Writing Test Cases </text:span></text:p>
            <draw:enhanced-geometry svg:viewBox="0 0 21600 21600" draw:type="rectangle" draw:enhanced-path="M 0 0 L 21600 0 21600 21600 0 21600 0 0 Z N"/>
          </draw:custom-shape>
        </draw:g>
        <draw:custom-shape draw:name="Rectangle 1" draw:style-name="gr11" draw:text-style-name="P2" xml:id="id18" draw:id="id18" draw:layer="layout" svg:width="24.229cm" svg:height="12.176cm" svg:x="7.545cm" svg:y="4.433cm">
          <text:p text:style-name="P4"><text:span text:style-name="T3">Test Case: is a set of conditions under which a tester will determine whether a system under test satisfies requirements or works correctly.</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17" smil:attributeName="visibility" smil:to="visible"/>
                  <anim:animate smil:dur="0.5s" smil:fill="hold" smil:targetElement="id17" smil:attributeName="width" smil:values="0;width" smil:keyTimes="0;1"/>
                  <anim:animate smil:dur="0.5s" smil:fill="hold" smil:targetElement="id17" smil:attributeName="height" smil:values="0;height" smil:keyTimes="0;1"/>
                  <anim:transitionFilter smil:dur="0.5s" smil:targetElement="id17"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18" smil:attributeName="visibility" smil:to="visible"/>
                  <anim:transitionFilter smil:dur="2s" smil:targetElement="id18" smil:type="ellipseWipe" smil:subtype="horizontal" smil:direction="reverse"/>
                </anim:par>
              </anim:par>
            </anim:par>
          </anim:seq>
        </anim:par>
        <presentation:notes draw:style-name="dp2">
          <draw:page-thumbnail draw:style-name="gr3" draw:layer="layout" svg:width="13.968cm" svg:height="10.476cm" svg:x="3.81cm" svg:y="2.123cm" draw:page-number="7" presentation:class="page"/>
          <draw:frame presentation:style-name="pr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1">
        <draw:g draw:name="Group 4" xml:id="id19" draw:id="id19">
          <draw:custom-shape draw:name="Arrow: Chevron 5" draw:style-name="gr9" draw:text-style-name="P6" draw:layer="layout" svg:width="6.624cm" svg:height="3.314cm" svg:x="0.248cm" svg:y="7.86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Arrow: Chevron 4" draw:style-name="gr10" draw:text-style-name="P2" draw:layer="layout" svg:width="3.974cm" svg:height="3.314cm" svg:x="1.573cm" svg:y="7.868cm">
            <text:p text:style-name="P8"><text:span text:style-name="T8">Review the Test Cases</text:span></text:p>
            <draw:enhanced-geometry svg:viewBox="0 0 21600 21600" draw:type="rectangle" draw:enhanced-path="M 0 0 L 21600 0 21600 21600 0 21600 0 0 Z N"/>
          </draw:custom-shape>
        </draw:g>
        <draw:custom-shape draw:name="Rectangle 1" draw:style-name="gr11" draw:text-style-name="P2" xml:id="id20" draw:id="id20" draw:layer="layout" svg:width="24.901cm" svg:height="16.335cm" svg:x="6.599cm" svg:y="1.793cm">
          <text:p text:style-name="P4"><text:span text:style-name="T7">Test case review process</text:span><text:span text:style-name="T3"> is an important process to follow in software testing. Test case ensures that each and every functionality mentioned in </text:span><text:span text:style-name="T3"><text:a xlink:href="https://www.softwaretestingclass.com/software-requirement-specification-srs/">Software Requirement Specification</text:a></text:span><text:span text:style-name="T3"> is covered. Test case should be effective and also follow the standards to </text:span><text:span text:style-name="T3"><text:a xlink:href="https://www.softwaretestingclass.com/how-to-write-good-test-cases/">write test case</text:a></text:span><text:span text:style-name="T3">. </text:span></text:p>
          <text:p text:style-name="P4"><text:span text:style-name="T3">Negative sceanrios</text:span></text:p>
          <text:p text:style-name="P4"><text:span text:style-name="T3"/></text:p>
          <text:p text:style-name="P3"><text:span text:style-name="T7">Self-review:</text:span><text:span text:style-name="T3"> It is done by the tester himself who has written the test cases. He can verify whether all the requirements are covered or not by looking into </text:span><text:span text:style-name="T9">BRD</text:span><text:span text:style-name="T3">.</text:span></text:p>
          <text:p text:style-name="P3"><text:span text:style-name="T7">Peer review: </text:span><text:span text:style-name="T3">It is done by another tester who hasn’t written those test cases but is familiar with the system under test. </text:span></text:p>
          <text:p text:style-name="P3"><text:span text:style-name="T7">Review by a supervisor:</text:span><text:span text:style-name="T3"> It is done by a team lead who has great knowledge about the requirements and system under test.</text:span></text:p>
          <text:p text:style-name="P4"><text:span text:style-name="T3"/></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19" smil:attributeName="visibility" smil:to="visible"/>
                  <anim:animate smil:dur="0.5s" smil:fill="hold" smil:targetElement="id19" smil:attributeName="width" smil:values="0;width" smil:keyTimes="0;1"/>
                  <anim:animate smil:dur="0.5s" smil:fill="hold" smil:targetElement="id19" smil:attributeName="height" smil:values="0;height" smil:keyTimes="0;1"/>
                  <anim:transitionFilter smil:dur="0.5s" smil:targetElement="id19"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20" smil:attributeName="visibility" smil:to="visible"/>
                  <anim:transitionFilter smil:dur="2s" smil:targetElement="id20" smil:type="ellipseWipe" smil:subtype="horizontal" smil:direction="reverse"/>
                </anim:par>
              </anim:par>
            </anim:par>
          </anim:seq>
        </anim:par>
        <presentation:notes draw:style-name="dp2">
          <draw:page-thumbnail draw:style-name="gr3" draw:layer="layout" svg:width="13.968cm" svg:height="10.476cm" svg:x="3.81cm" svg:y="2.123cm" draw:page-number="8" presentation:class="page"/>
          <draw:frame presentation:style-name="pr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1">
        <draw:g draw:name="Group 4" xml:id="id21" draw:id="id21">
          <draw:custom-shape draw:name="Arrow: Chevron 5" draw:style-name="gr9" draw:text-style-name="P6" draw:layer="layout" svg:width="6.624cm" svg:height="3.314cm" svg:x="1.269cm" svg:y="7.86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Arrow: Chevron 4" draw:style-name="gr10" draw:text-style-name="P2" draw:layer="layout" svg:width="3.974cm" svg:height="3.314cm" svg:x="2.594cm" svg:y="7.868cm">
            <text:p><text:span text:style-name="T8"><text:s/></text:span><text:span text:style-name="T8">Executing the <text:s text:c="2"/>Test Cases </text:span></text:p>
            <draw:enhanced-geometry svg:viewBox="0 0 21600 21600" draw:type="rectangle" draw:enhanced-path="M 0 0 L 21600 0 21600 21600 0 21600 0 0 Z N"/>
          </draw:custom-shape>
        </draw:g>
        <draw:custom-shape draw:name="Rectangle 1" draw:style-name="gr11" draw:text-style-name="P2" xml:id="id22" draw:id="id22" draw:layer="layout" svg:width="22.809cm" svg:height="7.47cm" svg:x="8.467cm" svg:y="6.126cm">
          <text:p text:style-name="P4"><text:span text:style-name="T3">It is a process of executing your test cases according to actual and expected results.</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21" smil:attributeName="visibility" smil:to="visible"/>
                  <anim:animate smil:dur="0.5s" smil:fill="hold" smil:targetElement="id21" smil:attributeName="width" smil:values="0;width" smil:keyTimes="0;1"/>
                  <anim:animate smil:dur="0.5s" smil:fill="hold" smil:targetElement="id21" smil:attributeName="height" smil:values="0;height" smil:keyTimes="0;1"/>
                  <anim:transitionFilter smil:dur="0.5s" smil:targetElement="id21"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22" smil:attributeName="visibility" smil:to="visible"/>
                  <anim:transitionFilter smil:dur="2s" smil:targetElement="id22" smil:type="ellipseWipe" smil:subtype="horizontal" smil:direction="reverse"/>
                </anim:par>
              </anim:par>
            </anim:par>
          </anim:seq>
        </anim:par>
        <presentation:notes draw:style-name="dp2">
          <draw:page-thumbnail draw:style-name="gr3" draw:layer="layout" svg:width="13.968cm" svg:height="10.476cm" svg:x="3.81cm" svg:y="2.123cm" draw:page-number="9" presentation:class="page"/>
          <draw:frame presentation:style-name="pr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1">
        <draw:g draw:name="Group 4" xml:id="id23" draw:id="id23">
          <draw:custom-shape draw:name="Arrow: Chevron 5" draw:style-name="gr9" draw:text-style-name="P6" draw:layer="layout" svg:width="6.624cm" svg:height="3.314cm" svg:x="0.248cm" svg:y="7.86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Arrow: Chevron 4" draw:style-name="gr10" draw:text-style-name="P2" draw:layer="layout" svg:width="3.974cm" svg:height="3.314cm" svg:x="1.573cm" svg:y="7.868cm">
            <text:p text:style-name="P8"><text:span text:style-name="T8">Bug logging and tracking</text:span></text:p>
            <draw:enhanced-geometry svg:viewBox="0 0 21600 21600" draw:type="rectangle" draw:enhanced-path="M 0 0 L 21600 0 21600 21600 0 21600 0 0 Z N"/>
          </draw:custom-shape>
        </draw:g>
        <draw:custom-shape draw:name="Rectangle 1" draw:style-name="gr11" draw:text-style-name="P2" xml:id="id24" draw:id="id24" draw:layer="layout" svg:width="22.809cm" svg:height="12.176cm" svg:x="8.965cm" svg:y="4.358cm">
          <text:p text:style-name="P4"><text:span text:style-name="T3">It is a process of reporting the defect and once it is fixed tester should retest if passes, we close the ticket if not we should send back to developer. </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23" smil:attributeName="visibility" smil:to="visible"/>
                  <anim:animate smil:dur="0.5s" smil:fill="hold" smil:targetElement="id23" smil:attributeName="width" smil:values="0;width" smil:keyTimes="0;1"/>
                  <anim:animate smil:dur="0.5s" smil:fill="hold" smil:targetElement="id23" smil:attributeName="height" smil:values="0;height" smil:keyTimes="0;1"/>
                  <anim:transitionFilter smil:dur="0.5s" smil:targetElement="id23"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24" smil:attributeName="visibility" smil:to="visible"/>
                  <anim:transitionFilter smil:dur="2s" smil:targetElement="id24" smil:type="ellipseWipe" smil:subtype="horizontal" smil:direction="reverse"/>
                </anim:par>
              </anim:par>
            </anim:par>
          </anim:seq>
        </anim:par>
        <presentation:notes draw:style-name="dp2">
          <draw:page-thumbnail draw:style-name="gr3" draw:layer="layout" svg:width="13.968cm" svg:height="10.476cm" svg:x="3.8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1">
        <draw:custom-shape draw:name="Rectangle 7" draw:style-name="gr12" draw:text-style-name="P2" xml:id="id25" draw:id="id25" draw:layer="layout" svg:width="23.081cm" svg:height="1.636cm" svg:x="4.944cm" svg:y="0.529cm">
          <text:p text:style-name="P1"><text:span text:style-name="T5">Testing’s Contributions to Success</text:span></text:p>
          <draw:enhanced-geometry svg:viewBox="0 0 21600 21600" draw:type="rectangle" draw:enhanced-path="M 0 0 L 21600 0 21600 21600 0 21600 0 0 Z N"/>
        </draw:custom-shape>
        <draw:custom-shape draw:name="Rectangle 8" draw:style-name="gr1" draw:text-style-name="P2" xml:id="id26" draw:id="id26" draw:layer="layout" svg:width="23.081cm" svg:height="3.218cm" svg:x="4.944cm" svg:y="4.439cm">
          <text:p text:style-name="P4"><text:span text:style-name="T2">Having testers involved in requirements reviews or user story refinement could detect defects in these work products. The identification and removal of requirements defects reduces the risk of incorrect or untestable functionality being developed. </text:span></text:p>
          <draw:enhanced-geometry svg:viewBox="0 0 21600 21600" draw:type="rectangle" draw:enhanced-path="M 0 0 L 21600 0 21600 21600 0 21600 0 0 Z N"/>
        </draw:custom-shape>
        <draw:custom-shape draw:name="Rectangle 9" draw:style-name="gr1" draw:text-style-name="P2" xml:id="id27" draw:id="id27" draw:layer="layout" svg:width="23.081cm" svg:height="3.218cm" svg:x="4.944cm" svg:y="8.572cm">
          <text:p text:style-name="P4"><text:span text:style-name="T2">Having testers work closely with system designers while the system is being designed can increase each party’s understanding of the design and how to test it. This increased understanding can reduce the risk of fundamental design defects and enable tests to be identified at an early stage</text:span></text:p>
          <draw:enhanced-geometry svg:viewBox="0 0 21600 21600" draw:type="rectangle" draw:enhanced-path="M 0 0 L 21600 0 21600 21600 0 21600 0 0 Z N"/>
        </draw:custom-shape>
        <draw:custom-shape draw:name="Rectangle 10" draw:style-name="gr1" draw:text-style-name="P2" xml:id="id28" draw:id="id28" draw:layer="layout" svg:width="23.081cm" svg:height="3.218cm" svg:x="4.944cm" svg:y="12.706cm">
          <text:p text:style-name="P4"><text:span text:style-name="T2">Having testers work closely with developers while the code is under development can increase each party’s understanding of the code and how to test it. This increased understanding can reduce the risk of defects within the code and the tests.</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turn-and-grow">
                  <anim:set smil:begin="0s" smil:dur="0.001s" smil:fill="hold" smil:targetElement="id25" smil:attributeName="visibility" smil:to="visible"/>
                  <anim:animate smil:dur="1s" smil:fill="hold" smil:targetElement="id25" smil:attributeName="width" smil:values="0;width" smil:keyTimes="0;1"/>
                  <anim:animate smil:dur="1s" smil:fill="hold" smil:targetElement="id25" smil:attributeName="height" smil:values="0;height" smil:keyTimes="0;1"/>
                  <anim:animate smil:dur="1s" smil:fill="hold" smil:targetElement="id25" smil:attributeName="rotate" smil:values="90;0" smil:keyTimes="0;1"/>
                  <anim:transitionFilter smil:dur="1s" smil:targetElement="id25" smil:type="fade" smil:subtype="crossfade"/>
                </anim:par>
              </anim:par>
            </anim:par>
            <anim:par smil:begin="next" smil:fill="hold">
              <anim:par smil:begin="0s" smil:fill="hold">
                <anim:par smil:begin="0s" smil:fill="hold" presentation:node-type="on-click" presentation:preset-class="entrance" presentation:preset-id="ooo-entrance-turn-and-grow">
                  <anim:set smil:begin="0s" smil:dur="0.001s" smil:fill="hold" smil:targetElement="id26" smil:attributeName="visibility" smil:to="visible"/>
                  <anim:animate smil:dur="1s" smil:fill="hold" smil:targetElement="id26" smil:attributeName="width" smil:values="0;width" smil:keyTimes="0;1"/>
                  <anim:animate smil:dur="1s" smil:fill="hold" smil:targetElement="id26" smil:attributeName="height" smil:values="0;height" smil:keyTimes="0;1"/>
                  <anim:animate smil:dur="1s" smil:fill="hold" smil:targetElement="id26" smil:attributeName="rotate" smil:values="90;0" smil:keyTimes="0;1"/>
                  <anim:transitionFilter smil:dur="1s" smil:targetElement="id26" smil:type="fade" smil:subtype="crossfade"/>
                </anim:par>
              </anim:par>
            </anim:par>
            <anim:par smil:begin="next" smil:fill="hold">
              <anim:par smil:begin="0s" smil:fill="hold">
                <anim:par smil:begin="0s" smil:fill="hold" presentation:node-type="on-click" presentation:preset-class="entrance" presentation:preset-id="ooo-entrance-turn-and-grow">
                  <anim:set smil:begin="0s" smil:dur="0.001s" smil:fill="hold" smil:targetElement="id27" smil:attributeName="visibility" smil:to="visible"/>
                  <anim:animate smil:dur="1s" smil:fill="hold" smil:targetElement="id27" smil:attributeName="width" smil:values="0;width" smil:keyTimes="0;1"/>
                  <anim:animate smil:dur="1s" smil:fill="hold" smil:targetElement="id27" smil:attributeName="height" smil:values="0;height" smil:keyTimes="0;1"/>
                  <anim:animate smil:dur="1s" smil:fill="hold" smil:targetElement="id27" smil:attributeName="rotate" smil:values="90;0" smil:keyTimes="0;1"/>
                  <anim:transitionFilter smil:dur="1s" smil:targetElement="id27" smil:type="fade" smil:subtype="crossfade"/>
                </anim:par>
              </anim:par>
            </anim:par>
            <anim:par smil:begin="next" smil:fill="hold">
              <anim:par smil:begin="0s" smil:fill="hold">
                <anim:par smil:begin="0s" smil:fill="hold" presentation:node-type="on-click" presentation:preset-class="entrance" presentation:preset-id="ooo-entrance-turn-and-grow">
                  <anim:set smil:begin="0s" smil:dur="0.001s" smil:fill="hold" smil:targetElement="id28" smil:attributeName="visibility" smil:to="visible"/>
                  <anim:animate smil:dur="1s" smil:fill="hold" smil:targetElement="id28" smil:attributeName="width" smil:values="0;width" smil:keyTimes="0;1"/>
                  <anim:animate smil:dur="1s" smil:fill="hold" smil:targetElement="id28" smil:attributeName="height" smil:values="0;height" smil:keyTimes="0;1"/>
                  <anim:animate smil:dur="1s" smil:fill="hold" smil:targetElement="id28" smil:attributeName="rotate" smil:values="90;0" smil:keyTimes="0;1"/>
                  <anim:transitionFilter smil:dur="1s" smil:targetElement="id28" smil:type="fade" smil:subtype="crossfade"/>
                </anim:par>
              </anim:par>
            </anim:par>
          </anim:seq>
        </anim:par>
        <presentation:notes draw:style-name="dp2">
          <draw:page-thumbnail draw:style-name="gr3" draw:layer="layout" svg:width="13.968cm" svg:height="10.476cm" svg:x="3.81cm" svg:y="2.123cm" draw:page-number="11" presentation:class="page"/>
          <draw:frame presentation:style-name="pr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1">
        <draw:g draw:name="Diagram 3">
          <draw:frame draw:name="{95CC8C7A-2D74-4372-AF40-E707B4BCA645}" draw:style-name="gr13" draw:text-style-name="P5" draw:layer="layout" svg:width="15.251cm" svg:height="4.035cm" svg:x="17.669cm" svg:y="8.598cm">
            <draw:image xlink:href="">
              <text:p><text:span text:style-name="T10">Sprint 1</text:span></text:p>
            </draw:image>
          </draw:frame>
          <draw:frame draw:name="{D1B82873-F171-44E3-BB51-7AF0680D4184}" draw:style-name="gr6" draw:text-style-name="P5" draw:layer="layout" svg:width="0.001cm" svg:height="0.001cm" svg:x="2.417cm" svg:y="4.562cm">
            <draw:image xlink:href="">
              <text:p><text:span text:style-name="T10">Week 1</text:span></text:p>
            </draw:image>
          </draw:frame>
          <draw:frame draw:name="{B0BBF300-7F41-4D6C-8CF7-95206696D4C6}" draw:style-name="gr6" draw:text-style-name="P5" draw:layer="layout" svg:width="0.001cm" svg:height="0.001cm" svg:x="2.417cm" svg:y="4.562cm">
            <draw:image xlink:href="">
              <text:p><text:span text:style-name="T10">Week 2</text:span></text:p>
            </draw:image>
          </draw:frame>
          <draw:frame draw:name="{56612461-00C1-448F-A85B-A6FE447D42A5}" draw:style-name="gr13" draw:text-style-name="P5" draw:layer="layout" svg:width="15.251cm" svg:height="4.035cm" svg:x="2.417cm" svg:y="8.598cm">
            <draw:image xlink:href="">
              <text:p><text:span text:style-name="T10">Sprint 2</text:span></text:p>
            </draw:image>
          </draw:frame>
          <draw:frame draw:name="{48A20482-FAC4-45E8-8A68-1ECFA01301C6}" draw:style-name="gr6" draw:text-style-name="P5" draw:layer="layout" svg:width="0.001cm" svg:height="0.001cm" svg:x="2.417cm" svg:y="4.562cm">
            <draw:image xlink:href="">
              <text:p><text:span text:style-name="T10">Week 1</text:span></text:p>
            </draw:image>
          </draw:frame>
          <draw:frame draw:name="{75F1A8B3-3DB6-40B9-8BB0-A54C3F79B5A2}" draw:style-name="gr6" draw:text-style-name="P5" draw:layer="layout" svg:width="15.251cm" svg:height="4.035cm" svg:x="17.669cm" svg:y="12.634cm">
            <draw:image xlink:href="">
              <text:p><text:span text:style-name="T10">Week 2</text:span></text:p>
            </draw:image>
          </draw:frame>
          <draw:frame draw:name="{784CE0CE-87D8-45A6-83EB-1B0D81EDF75E}" draw:style-name="gr6" draw:text-style-name="P5" draw:layer="layout" svg:width="15.251cm" svg:height="4.035cm" svg:x="2.417cm" svg:y="12.634cm">
            <draw:image xlink:href="">
              <text:p><text:span text:style-name="T10">Week 3</text:span></text:p>
            </draw:image>
          </draw:frame>
          <draw:frame draw:name="{D2279DC0-03DF-4582-95C2-C54868EEF752}" draw:style-name="gr6" draw:text-style-name="P5" draw:layer="layout" svg:width="0.001cm" svg:height="0.001cm" svg:x="2.417cm" svg:y="4.562cm">
            <draw:image xlink:href="">
              <text:p><text:span text:style-name="T10">Week 3</text:span></text:p>
            </draw:image>
          </draw:frame>
        </draw:g>
        <draw:custom-shape draw:name="Flowchart: Predefined Process 4" draw:style-name="gr14" draw:text-style-name="P2" draw:layer="layout" svg:width="18.026cm" svg:height="1.676cm" svg:x="7.62cm" svg:y="1.06cm">
          <text:p text:style-name="P1"><text:span text:style-name="T11">PROJECT</text:span></text:p>
          <draw:enhanced-geometry svg:viewBox="0 0 21600 21600" draw:text-areas="2540 0 19060 21600" draw:type="flowchart-predefined-process" draw:enhanced-path="M 0 0 L 21600 0 21600 21600 0 21600 Z N M 2540 0 L 2540 21600 N M 19060 0 L 19060 21600 N"/>
        </draw:custom-shape>
        <presentation:notes draw:style-name="dp2">
          <draw:page-thumbnail draw:style-name="gr3" draw:layer="layout" svg:width="13.968cm" svg:height="10.476cm" svg:x="3.81cm" svg:y="2.123cm" draw:page-number="12" presentation:class="page"/>
          <draw:frame presentation:style-name="pr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1">
        <draw:custom-shape draw:name="Rectangle 6" draw:style-name="gr1" draw:text-style-name="P2" xml:id="id29" draw:id="id29" draw:layer="layout" svg:width="23.081cm" svg:height="2.588cm" svg:x="5.392cm" svg:y="1.923cm">
          <text:p text:style-name="P1"><text:span text:style-name="T2">SPRINT PLANNING</text:span></text:p>
          <draw:enhanced-geometry svg:viewBox="0 0 21600 21600" draw:type="rectangle" draw:enhanced-path="M 0 0 L 21600 0 21600 21600 0 21600 0 0 Z N"/>
        </draw:custom-shape>
        <draw:custom-shape draw:name="Rectangle 7" draw:style-name="gr1" draw:text-style-name="P2" xml:id="id30" draw:id="id30" draw:layer="layout" svg:width="23.081cm" svg:height="7.274cm" svg:x="5.392cm" svg:y="6.93cm">
          <text:p text:style-name="P4"><text:span text:style-name="T2"/></text:p>
          <text:list text:style-name="L2">
            <text:list-item>
              <text:p text:style-name="P4"><text:span text:style-name="T2">We take <text:s/>user <text:s/>stories <text:s/>from Product backlog to Sprint <text:s/>Backlog.</text:span></text:p>
            </text:list-item>
          </text:list>
          <text:p text:style-name="P4"><text:span text:style-name="T2"/></text:p>
          <text:list text:continue-numbering="true" text:style-name="L2">
            <text:list-item>
              <text:p text:style-name="P4"><text:span text:style-name="T2">As scrum team we <text:s/>give points</text:span></text:p>
            </text:list-item>
          </text:list>
          <text:p text:style-name="P4"><text:span text:style-name="T2"/></text:p>
          <text:list text:continue-numbering="true" text:style-name="L2">
            <text:list-item>
              <text:p text:style-name="P4"><text:span text:style-name="T2">It takes <text:s/>around 1-2 hours</text:span></text:p>
            </text:list-item>
          </text:list>
          <text:p text:style-name="P4"><text:span text:style-name="T2"/></text:p>
          <text:list text:continue-numbering="true" text:style-name="L2">
            <text:list-item>
              <text:p text:style-name="P4"><text:span text:style-name="T2">Lead by <text:s/>scrum master</text:span></text:p>
            </text:list-item>
          </text:list>
          <text:p text:style-name="P4"><text:span text:style-name="T2"/></text:p>
          <text:p text:style-name="P4"><text:span text:style-name="T2"/></text:p>
          <text:p text:style-name="P4"><text:span text:style-name="T2"/></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turn-and-grow">
                  <anim:set smil:begin="0s" smil:dur="0.001s" smil:fill="hold" smil:targetElement="id29" smil:attributeName="visibility" smil:to="visible"/>
                  <anim:animate smil:dur="1s" smil:fill="hold" smil:targetElement="id29" smil:attributeName="width" smil:values="0;width" smil:keyTimes="0;1"/>
                  <anim:animate smil:dur="1s" smil:fill="hold" smil:targetElement="id29" smil:attributeName="height" smil:values="0;height" smil:keyTimes="0;1"/>
                  <anim:animate smil:dur="1s" smil:fill="hold" smil:targetElement="id29" smil:attributeName="rotate" smil:values="90;0" smil:keyTimes="0;1"/>
                  <anim:transitionFilter smil:dur="1s" smil:targetElement="id29"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30" smil:attributeName="visibility" smil:to="visible"/>
                  <anim:transitionFilter smil:dur="2s" smil:targetElement="id30" smil:type="ellipseWipe" smil:subtype="horizontal" smil:direction="reverse"/>
                </anim:par>
              </anim:par>
            </anim:par>
          </anim:seq>
        </anim:par>
        <presentation:notes draw:style-name="dp2">
          <draw:page-thumbnail draw:style-name="gr3" draw:layer="layout" svg:width="13.968cm" svg:height="10.476cm" svg:x="3.81cm" svg:y="2.123cm" draw:page-number="13" presentation:class="page"/>
          <draw:frame presentation:style-name="pr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1">
        <draw:custom-shape draw:name="Rectangle 3" draw:style-name="gr1" draw:text-style-name="P2" xml:id="id31" draw:id="id31" draw:layer="layout" svg:width="23.081cm" svg:height="2.786cm" svg:x="5.17cm" svg:y="2.879cm">
          <text:p text:style-name="P4"><text:span text:style-name="T2"><text:s text:c="18"/></text:span></text:p>
          <text:p text:style-name="P1"><text:span text:style-name="T2"><text:s/></text:span><text:span text:style-name="T2">What is </text:span><text:span text:style-name="T12">VELOCITY &amp; CAPACITY</text:span><text:span text:style-name="T2">?</text:span></text:p>
          <text:p text:style-name="P4"><text:span text:style-name="T2"/></text:p>
          <draw:enhanced-geometry svg:viewBox="0 0 21600 21600" draw:type="rectangle" draw:enhanced-path="M 0 0 L 21600 0 21600 21600 0 21600 0 0 Z N"/>
        </draw:custom-shape>
        <draw:custom-shape draw:name="Rectangle 4" draw:style-name="gr1" draw:text-style-name="P2" xml:id="id32" draw:id="id32" draw:layer="layout" svg:width="25.103cm" svg:height="7.002cm" svg:x="4.625cm" svg:y="9.431cm">
          <text:p text:style-name="P3"><text:span text:style-name="T12">VELOCITY: <text:s text:c="2"/>is average points you have completed during the sprint as scrum team</text:span></text:p>
          <text:p text:style-name="P3"><text:span text:style-name="T2"/></text:p>
          <text:p text:style-name="P3"><text:span text:style-name="T12">CAPACITY: <text:s/>How many resources you have available</text:span></text:p>
          <text:p text:style-name="P4"><text:span text:style-name="T2"/></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turn-and-grow">
                  <anim:set smil:begin="0s" smil:dur="0.001s" smil:fill="hold" smil:targetElement="id31" smil:attributeName="visibility" smil:to="visible"/>
                  <anim:animate smil:dur="1s" smil:fill="hold" smil:targetElement="id31" smil:attributeName="width" smil:values="0;width" smil:keyTimes="0;1"/>
                  <anim:animate smil:dur="1s" smil:fill="hold" smil:targetElement="id31" smil:attributeName="height" smil:values="0;height" smil:keyTimes="0;1"/>
                  <anim:animate smil:dur="1s" smil:fill="hold" smil:targetElement="id31" smil:attributeName="rotate" smil:values="90;0" smil:keyTimes="0;1"/>
                  <anim:transitionFilter smil:dur="1s" smil:targetElement="id31"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32" smil:attributeName="visibility" smil:to="visible"/>
                  <anim:transitionFilter smil:dur="2s" smil:targetElement="id32" smil:type="ellipseWipe" smil:subtype="horizontal" smil:direction="reverse"/>
                </anim:par>
              </anim:par>
            </anim:par>
          </anim:seq>
        </anim:par>
        <presentation:notes draw:style-name="dp2">
          <draw:page-thumbnail draw:style-name="gr3" draw:layer="layout" svg:width="13.968cm" svg:height="10.476cm" svg:x="3.81cm" svg:y="2.123cm" draw:page-number="14" presentation:class="page"/>
          <draw:frame presentation:style-name="pr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1">
        <draw:g draw:name="Content Placeholder 3" xml:id="id34" draw:id="id34">
          <draw:frame draw:name="{1A14AD64-3984-4490-B87F-CB2605FA1A2D}" draw:style-name="gr6" draw:text-style-name="P5" draw:layer="layout" svg:width="13.757cm" svg:height="2.679cm" svg:x="17.274cm" svg:y="6.206cm">
            <draw:image xlink:href="">
              <text:p><text:span text:style-name="T13">Product </text:span></text:p>
              <text:p><text:span text:style-name="T13">Backlog </text:span></text:p>
            </draw:image>
          </draw:frame>
          <draw:frame draw:name="{4A825429-C31C-4B93-870E-9CF0A77B22D4}" draw:style-name="gr6" draw:text-style-name="P5" draw:layer="layout" svg:width="13.757cm" svg:height="2.679cm" svg:x="3.516cm" svg:y="6.206cm">
            <draw:image xlink:href="">
              <text:p><text:span text:style-name="T13">Sprint </text:span></text:p>
              <text:p><text:span text:style-name="T13">Backlog </text:span></text:p>
            </draw:image>
          </draw:frame>
          <draw:frame draw:name="{678EAE33-62E3-49FA-80D1-19D203B91CDF}" draw:style-name="gr15" draw:text-style-name="P5" draw:layer="layout" svg:width="0.001cm" svg:height="0.001cm" svg:x="3.516cm" svg:y="3.526cm">
            <draw:image xlink:href="">
              <text:p/>
            </draw:image>
          </draw:frame>
          <draw:frame draw:name="{115F1EBB-25C4-4883-AAD0-184BE6696B00}" draw:style-name="gr15" draw:text-style-name="P5" draw:layer="layout" svg:width="13.757cm" svg:height="2.679cm" svg:x="17.274cm" svg:y="8.886cm">
            <draw:image xlink:href="">
              <text:p/>
            </draw:image>
          </draw:frame>
          <draw:frame draw:name="{F5460132-36C9-4D25-A0B8-91A0F0FC141E}" draw:style-name="gr16" draw:text-style-name="P5" draw:layer="layout" svg:width="0.001cm" svg:height="0.001cm" svg:x="3.516cm" svg:y="3.526cm">
            <draw:image xlink:href="">
              <text:p><text:span text:style-name="T10">The entire application that we want to develop. </text:span></text:p>
            </draw:image>
          </draw:frame>
          <draw:frame draw:name="{C8AB2FE2-034F-40F5-A36C-27E674ACC0AF}" draw:style-name="gr6" draw:text-style-name="P5" draw:layer="layout" svg:width="13.757cm" svg:height="2.679cm" svg:x="3.516cm" svg:y="8.886cm">
            <draw:image xlink:href="">
              <text:p><text:span text:style-name="T10">The items that we are going to develop in a speciﬁc sprint. </text:span></text:p>
            </draw:image>
          </draw:frame>
          <draw:frame draw:name="{6A4D4725-46B3-426B-B0D1-3D8485EFED2C}" draw:style-name="gr15" draw:text-style-name="P5" draw:layer="layout" svg:width="13.757cm" svg:height="2.679cm" svg:x="17.274cm" svg:y="8.886cm">
            <draw:image xlink:href="">
              <text:p/>
            </draw:image>
          </draw:frame>
        </draw:g>
        <draw:g draw:name="Diagram 9" xml:id="id35" draw:id="id35">
          <draw:frame draw:name="{E8D279C3-D629-449A-B379-7EF21E62FB2B}" draw:style-name="gr17" draw:text-style-name="P5" draw:layer="layout" svg:width="13.325cm" svg:height="5.964cm" svg:x="17.025cm" svg:y="12.478cm">
            <draw:image xlink:href="">
              <text:p><text:span text:style-name="T14">Product Backlog</text:span></text:p>
            </draw:image>
          </draw:frame>
          <draw:frame draw:name="{E8EA3155-46ED-4B9C-B56C-E9209EB355C6}" draw:style-name="gr17" draw:text-style-name="P5" draw:layer="layout" svg:width="13.325cm" svg:height="5.964cm" svg:x="3.699cm" svg:y="12.478cm">
            <draw:image xlink:href="">
              <text:p><text:span text:style-name="T15">Sprint</text:span></text:p>
              <text:p><text:span text:style-name="T15">Backlog</text:span></text:p>
            </draw:image>
          </draw:frame>
        </draw:g>
        <draw:custom-shape draw:name="Flowchart: Predefined Process 10" draw:style-name="gr18" draw:text-style-name="P2" xml:id="id33" draw:id="id33" draw:layer="layout" svg:width="23.821cm" svg:height="1.38cm" svg:x="5.031cm" svg:y="0.493cm">
          <text:p text:style-name="P1"><text:span text:style-name="T2">What is difference between <text:s/>Product Backlog &amp; Sprint Backlog</text:span></text:p>
          <draw:enhanced-geometry svg:viewBox="0 0 21600 21600" draw:text-areas="2540 0 19060 21600" draw:type="flowchart-predefined-process" draw:enhanced-path="M 0 0 L 21600 0 21600 21600 0 21600 Z N M 2540 0 L 2540 21600 N M 19060 0 L 1906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33" smil:attributeName="visibility" smil:to="visible"/>
                  <anim:transitionFilter smil:dur="0.5s" smil:targetElement="id33" smil:type="barnDoorWipe" smil:subtype="vertical"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34" smil:attributeName="visibility" smil:to="visible"/>
                  <anim:transitionFilter smil:dur="0.5s" smil:targetElement="id34" smil:type="barWipe" smil:subtype="topToBottom"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35" smil:attributeName="visibility" smil:to="visible"/>
                  <anim:transitionFilter smil:dur="2s" smil:targetElement="id35" smil:type="ellipseWipe" smil:subtype="horizontal" smil:direction="reverse"/>
                </anim:par>
              </anim:par>
            </anim:par>
          </anim:seq>
        </anim:par>
        <presentation:notes draw:style-name="dp2">
          <draw:page-thumbnail draw:style-name="gr3" draw:layer="layout" svg:width="13.968cm" svg:height="10.476cm" svg:x="3.81cm" svg:y="2.123cm" draw:page-number="15" presentation:class="page"/>
          <draw:frame presentation:style-name="pr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1">
        <draw:custom-shape draw:name="Rectangle 6" draw:style-name="gr1" draw:text-style-name="P2" xml:id="id36" draw:id="id36" draw:layer="layout" svg:width="23.081cm" svg:height="2.588cm" svg:x="5.392cm" svg:y="1.923cm">
          <text:p text:style-name="P1"><text:span text:style-name="T2"/></text:p>
          <text:p text:style-name="P1"><text:span text:style-name="T2">SPRINT RETROSPECTIVE</text:span></text:p>
          <text:p text:style-name="P1"><text:span text:style-name="T2"/></text:p>
          <draw:enhanced-geometry svg:viewBox="0 0 21600 21600" draw:type="rectangle" draw:enhanced-path="M 0 0 L 21600 0 21600 21600 0 21600 0 0 Z N"/>
        </draw:custom-shape>
        <draw:custom-shape draw:name="Rectangle 7" draw:style-name="gr1" draw:text-style-name="P2" xml:id="id37" draw:id="id37" draw:layer="layout" svg:width="23.081cm" svg:height="8.926cm" svg:x="5.392cm" svg:y="6.93cm">
          <text:list text:style-name="L2">
            <text:list-item>
              <text:p text:style-name="P4"><text:span text:style-name="T2">The purpose of the team retrospective is <text:s/>to identify the thing that team is <text:s/>doing well that they should keep doing.</text:span></text:p>
            </text:list-item>
            <text:list-item>
              <text:p text:style-name="P4"><text:span text:style-name="T2">Things they should start doing in order to improve</text:span></text:p>
            </text:list-item>
            <text:list-item>
              <text:p text:style-name="P4"><text:span text:style-name="T2">Things that are keeping them from performing at their best that they should stop doing</text:span></text:p>
            </text:list-item>
            <text:list-item>
              <text:p text:style-name="P4"><text:span text:style-name="T2">The meeting is organized by the Scrum Master.</text:span></text:p>
            </text:list-item>
            <text:list-item>
              <text:p text:style-name="P4"><text:span text:style-name="T2">It takes around 1 hour.</text:span></text:p>
            </text:list-item>
          </text:list>
          <text:p text:style-name="P4"><text:span text:style-name="T2"/></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turn-and-grow">
                  <anim:set smil:begin="0s" smil:dur="0.001s" smil:fill="hold" smil:targetElement="id36" smil:attributeName="visibility" smil:to="visible"/>
                  <anim:animate smil:dur="1s" smil:fill="hold" smil:targetElement="id36" smil:attributeName="width" smil:values="0;width" smil:keyTimes="0;1"/>
                  <anim:animate smil:dur="1s" smil:fill="hold" smil:targetElement="id36" smil:attributeName="height" smil:values="0;height" smil:keyTimes="0;1"/>
                  <anim:animate smil:dur="1s" smil:fill="hold" smil:targetElement="id36" smil:attributeName="rotate" smil:values="90;0" smil:keyTimes="0;1"/>
                  <anim:transitionFilter smil:dur="1s" smil:targetElement="id36"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37" smil:attributeName="visibility" smil:to="visible"/>
                  <anim:transitionFilter smil:dur="2s" smil:targetElement="id37" smil:type="ellipseWipe" smil:subtype="horizontal" smil:direction="reverse"/>
                </anim:par>
              </anim:par>
            </anim:par>
          </anim:seq>
        </anim:par>
        <presentation:notes draw:style-name="dp2">
          <draw:page-thumbnail draw:style-name="gr3" draw:layer="layout" svg:width="13.968cm" svg:height="10.476cm" svg:x="3.81cm" svg:y="2.123cm" draw:page-number="16" presentation:class="page"/>
          <draw:frame presentation:style-name="pr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1">
        <draw:custom-shape draw:name="Rectangle 6" draw:style-name="gr1" draw:text-style-name="P2" xml:id="id38" draw:id="id38" draw:layer="layout" svg:width="23.081cm" svg:height="2.588cm" svg:x="5.392cm" svg:y="1.899cm">
          <text:p text:style-name="P1"><text:span text:style-name="T2"/></text:p>
          <text:p text:style-name="P1"><text:span text:style-name="T2">SPRINT GROOMING</text:span></text:p>
          <text:p text:style-name="P1"><text:span text:style-name="T2"/></text:p>
          <draw:enhanced-geometry svg:viewBox="0 0 21600 21600" draw:type="rectangle" draw:enhanced-path="M 0 0 L 21600 0 21600 21600 0 21600 0 0 Z N"/>
        </draw:custom-shape>
        <draw:custom-shape draw:name="Rectangle 7" draw:style-name="gr1" draw:text-style-name="P2" xml:id="id39" draw:id="id39" draw:layer="layout" svg:width="23.081cm" svg:height="10.134cm" svg:x="5.392cm" svg:y="5.721cm">
          <text:p text:style-name="P4"><text:span text:style-name="T2"/></text:p>
          <text:p text:style-name="P4"><text:span text:style-name="T2"/></text:p>
          <text:p text:style-name="P4"><text:span text:style-name="T2"/></text:p>
          <text:p text:style-name="P4"><text:span text:style-name="T2"/></text:p>
          <text:p text:style-name="P4"><text:span text:style-name="T2"/></text:p>
          <text:list text:style-name="L2">
            <text:list-item>
              <text:p text:style-name="P4"><text:span text:style-name="T2">When <text:s/>1-2 days <text:s/>left <text:s/>in <text:s/>current <text:s/>sprint you <text:s/>have <text:s/>groom meeting</text:span></text:p>
            </text:list-item>
          </text:list>
          <text:p text:style-name="P4"><text:span text:style-name="T2"/></text:p>
          <text:list text:continue-numbering="true" text:style-name="L2">
            <text:list-item>
              <text:p text:style-name="P4"><text:span text:style-name="T2">You start <text:s/>talk <text:s/>about <text:s/>what is <text:s/>going to <text:s/>happen <text:s/>in next <text:s/>sprint</text:span></text:p>
            </text:list-item>
          </text:list>
          <text:p text:style-name="P4"><text:span text:style-name="T2"/></text:p>
          <text:list text:continue-numbering="true" text:style-name="L2">
            <text:list-item>
              <text:p text:style-name="P4"><text:span text:style-name="T2">Everybody has to be <text:s/>on <text:s/>same <text:s/>page</text:span></text:p>
            </text:list-item>
          </text:list>
          <text:p text:style-name="P4"><text:span text:style-name="T2"/></text:p>
          <text:list text:continue-numbering="true" text:style-name="L2">
            <text:list-item>
              <text:p text:style-name="P4"><text:span text:style-name="T2">The meeting is organized by the Business Analyst</text:span></text:p>
            </text:list-item>
          </text:list>
          <text:p text:style-name="P4"><text:span text:style-name="T2"/></text:p>
          <text:list text:continue-numbering="true" text:style-name="L2">
            <text:list-item>
              <text:p text:style-name="P4"><text:span text:style-name="T2">It takes around 1 hour.</text:span></text:p>
            </text:list-item>
          </text:list>
          <text:p text:style-name="P4"><text:span text:style-name="T2"/></text:p>
          <text:p text:style-name="P4"><text:span text:style-name="T2"/></text:p>
          <text:p text:style-name="P4"><text:span text:style-name="T2"/></text:p>
          <text:p text:style-name="P4"><text:span text:style-name="T2"/></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turn-and-grow">
                  <anim:set smil:begin="0s" smil:dur="0.001s" smil:fill="hold" smil:targetElement="id38" smil:attributeName="visibility" smil:to="visible"/>
                  <anim:animate smil:dur="1s" smil:fill="hold" smil:targetElement="id38" smil:attributeName="width" smil:values="0;width" smil:keyTimes="0;1"/>
                  <anim:animate smil:dur="1s" smil:fill="hold" smil:targetElement="id38" smil:attributeName="height" smil:values="0;height" smil:keyTimes="0;1"/>
                  <anim:animate smil:dur="1s" smil:fill="hold" smil:targetElement="id38" smil:attributeName="rotate" smil:values="90;0" smil:keyTimes="0;1"/>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39" smil:attributeName="visibility" smil:to="visible"/>
                  <anim:transitionFilter smil:dur="2s" smil:targetElement="id39" smil:type="ellipseWipe" smil:subtype="horizontal" smil:direction="reverse"/>
                </anim:par>
              </anim:par>
            </anim:par>
          </anim:seq>
        </anim:par>
        <presentation:notes draw:style-name="dp2">
          <draw:page-thumbnail draw:style-name="gr3" draw:layer="layout" svg:width="13.968cm" svg:height="10.476cm" svg:x="3.81cm" svg:y="2.123cm" draw:page-number="17" presentation:class="page"/>
          <draw:frame presentation:style-name="pr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1">
        <draw:custom-shape draw:name="Rectangle 6" draw:style-name="gr1" draw:text-style-name="P2" xml:id="id40" draw:id="id40" draw:layer="layout" svg:width="23.081cm" svg:height="2.588cm" svg:x="5.392cm" svg:y="1.899cm">
          <text:p text:style-name="P1"><text:span text:style-name="T2"/></text:p>
          <text:p text:style-name="P1"><text:span text:style-name="T2">DEMO</text:span></text:p>
          <text:p text:style-name="P1"><text:span text:style-name="T2"/></text:p>
          <draw:enhanced-geometry svg:viewBox="0 0 21600 21600" draw:type="rectangle" draw:enhanced-path="M 0 0 L 21600 0 21600 21600 0 21600 0 0 Z N"/>
        </draw:custom-shape>
        <draw:custom-shape draw:name="Rectangle 7" draw:style-name="gr1" draw:text-style-name="P2" xml:id="id41" draw:id="id41" draw:layer="layout" svg:width="23.081cm" svg:height="10.134cm" svg:x="5.392cm" svg:y="5.721cm">
          <text:list text:style-name="L2">
            <text:list-item>
              <text:p text:style-name="P4"><text:span text:style-name="T2">Everybody <text:s/>talks about what <text:s/>functionality <text:s/>he/she <text:s/>has <text:s/>worked in <text:s/>current</text:span></text:p>
            </text:list-item>
          </text:list>
          <text:p text:style-name="P4"><text:span text:style-name="T2"><text:s text:c="5"/></text:span><text:span text:style-name="T2">release cycle</text:span></text:p>
          <text:p text:style-name="P4"><text:span text:style-name="T2"/></text:p>
          <text:list text:style-name="L3">
            <text:list-item>
              <text:p text:style-name="P4"><text:span text:style-name="T2">It takes around 1-1.5 hour.</text:span></text:p>
            </text:list-item>
          </text:list>
          <text:p text:style-name="P4"><text:span text:style-name="T2"/></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turn-and-grow">
                  <anim:set smil:begin="0s" smil:dur="0.001s" smil:fill="hold" smil:targetElement="id40" smil:attributeName="visibility" smil:to="visible"/>
                  <anim:animate smil:dur="1s" smil:fill="hold" smil:targetElement="id40" smil:attributeName="width" smil:values="0;width" smil:keyTimes="0;1"/>
                  <anim:animate smil:dur="1s" smil:fill="hold" smil:targetElement="id40" smil:attributeName="height" smil:values="0;height" smil:keyTimes="0;1"/>
                  <anim:animate smil:dur="1s" smil:fill="hold" smil:targetElement="id40" smil:attributeName="rotate" smil:values="90;0" smil:keyTimes="0;1"/>
                  <anim:transitionFilter smil:dur="1s" smil:targetElement="id40"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41" smil:attributeName="visibility" smil:to="visible"/>
                  <anim:transitionFilter smil:dur="2s" smil:targetElement="id41" smil:type="ellipseWipe" smil:subtype="horizontal" smil:direction="reverse"/>
                </anim:par>
              </anim:par>
            </anim:par>
          </anim:seq>
        </anim:par>
        <presentation:notes draw:style-name="dp2">
          <draw:page-thumbnail draw:style-name="gr3" draw:layer="layout" svg:width="13.968cm" svg:height="10.476cm" svg:x="3.81cm" svg:y="2.123cm" draw:page-number="18" presentation:class="page"/>
          <draw:frame presentation:style-name="pr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1">
        <draw:g draw:name="Diagram 3" xml:id="id43" draw:id="id43">
          <draw:frame draw:name="{2D710F72-BBB2-4CCE-93BF-4DD17455F345}" draw:style-name="gr6" draw:text-style-name="P5" draw:layer="layout" svg:width="4.167cm" svg:height="15.051cm" svg:x="12.823cm" svg:y="3.577cm">
            <draw:image xlink:href="">
              <text:list text:style-name="L4">
                <text:list-item>
                  <text:p><text:span text:style-name="T4">DAILY STAND UP</text:span></text:p>
                </text:list-item>
              </text:list>
            </draw:image>
          </draw:frame>
          <draw:frame draw:name="{984C6887-4389-45DD-89A5-4D74926AB048}" draw:style-name="gr6" draw:text-style-name="P5" draw:layer="layout" svg:width="4.167cm" svg:height="15.051cm" svg:x="16.991cm" svg:y="3.577cm">
            <draw:image xlink:href="">
              <text:list text:style-name="L4">
                <text:list-item>
                  <text:p><text:span text:style-name="T4">QA STATUS MEETING (ONLY FOR QA)</text:span></text:p>
                </text:list-item>
              </text:list>
            </draw:image>
          </draw:frame>
          <draw:frame draw:name="{A969B6D4-0028-4ABC-B092-AD1FB0BFE7FD}" draw:style-name="gr6" draw:text-style-name="P5" draw:layer="layout" svg:width="4.167cm" svg:height="15.051cm" svg:x="8.656cm" svg:y="3.577cm">
            <draw:image xlink:href="">
              <text:list text:style-name="L4">
                <text:list-item>
                  <text:p><text:span text:style-name="T4">MID SPRINT REVIEW MEETING (SCRUM TEAM)</text:span></text:p>
                </text:list-item>
              </text:list>
            </draw:image>
          </draw:frame>
          <draw:frame draw:name="{E4CF4CF1-384C-4906-9CF9-5FE0B550E72A}" draw:style-name="gr6" draw:text-style-name="P5" draw:layer="layout" svg:width="4.167cm" svg:height="15.051cm" svg:x="21.158cm" svg:y="3.577cm">
            <draw:image xlink:href="">
              <text:list text:style-name="L4">
                <text:list-item>
                  <text:p><text:span text:style-name="T4">QUARTERLY MEETING ( IT DEPARTMENT )</text:span></text:p>
                </text:list-item>
              </text:list>
            </draw:image>
          </draw:frame>
          <draw:frame draw:name="{A9C46193-A14D-407D-9F87-80BAE3A3C021}" draw:style-name="gr6" draw:text-style-name="P5" draw:layer="layout" svg:width="4.167cm" svg:height="15.051cm" svg:x="25.326cm" svg:y="3.577cm">
            <draw:image xlink:href="">
              <text:list text:style-name="L4">
                <text:list-item>
                  <text:p><text:span text:style-name="T4">CATCH UP MEETING (OFF SHORE TEAM)</text:span></text:p>
                </text:list-item>
              </text:list>
            </draw:image>
          </draw:frame>
          <draw:frame draw:name="{710E2A1B-576A-473B-9A3E-769E47866A07}" draw:style-name="gr6" draw:text-style-name="P5" draw:layer="layout" svg:width="4.167cm" svg:height="15.051cm" svg:x="4.488cm" svg:y="3.577cm">
            <draw:image xlink:href="">
              <text:list text:style-name="L4">
                <text:list-item>
                  <text:p><text:span text:style-name="T4">LUNCH &amp; LEARN</text:span></text:p>
                </text:list-item>
              </text:list>
            </draw:image>
          </draw:frame>
        </draw:g>
        <draw:custom-shape draw:name="Rectangle: Rounded Corners 4" draw:style-name="gr18" draw:text-style-name="P2" xml:id="id42" draw:id="id42" draw:layer="layout" svg:width="25.004cm" svg:height="1.898cm" svg:x="3.526cm" svg:y="1.085cm">
          <text:p text:style-name="P1"><text:span text:style-name="T2"><text:s/></text:span><text:span text:style-name="T2">OTHER MEETING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42" smil:attributeName="visibility" smil:to="visible"/>
                  <anim:transitionFilter smil:dur="0.5s" smil:targetElement="id42"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43" smil:attributeName="visibility" smil:to="visible"/>
                  <anim:transitionFilter smil:dur="0.5s" smil:targetElement="id43" smil:type="barWipe" smil:subtype="topToBottom" smil:direction="reverse"/>
                </anim:par>
              </anim:par>
            </anim:par>
          </anim:seq>
        </anim:par>
        <presentation:notes draw:style-name="dp2">
          <draw:page-thumbnail draw:style-name="gr3" draw:layer="layout" svg:width="13.968cm" svg:height="10.476cm" svg:x="3.81cm" svg:y="2.123cm" draw:page-number="19" presentation:class="page"/>
          <draw:frame presentation:style-name="pr1" draw:layer="layout" svg:width="17.271cm" svg:height="12.572cm" svg:x="2.159cm" svg:y="13.271cm" presentation:class="notes" presentation:placeholder="true">
            <draw:text-box/>
          </draw:frame>
        </presentation:notes>
      </draw:page>
      <draw:page draw:name="page20" draw:style-name="dp1" draw:master-page-name="Default_20_1" presentation:presentation-page-layout-name="AL2T0">
        <draw:custom-shape draw:name="Rectangle 3" draw:style-name="gr4" draw:text-style-name="P2" xml:id="id44" draw:id="id44" draw:layer="layout" svg:width="18.174cm" svg:height="2.539cm" svg:x="11.402cm" svg:y="0.883cm">
          <text:p text:style-name="P1"><text:span text:style-name="T12">Describe me scrum Team? </text:span></text:p>
          <draw:enhanced-geometry svg:viewBox="0 0 21600 21600" draw:type="rectangle" draw:enhanced-path="M 0 0 L 21600 0 21600 21600 0 21600 0 0 Z N"/>
        </draw:custom-shape>
        <draw:custom-shape draw:name="Rectangle 5" draw:style-name="gr4" draw:text-style-name="P2" xml:id="id45" draw:id="id45" draw:layer="layout" svg:width="26.02cm" svg:height="3.367cm" svg:x="7.148cm" svg:y="5.84cm">
          <text:p text:style-name="P4"><text:span text:style-name="T3">Product owner. Product owner is the one who created wish list to the project which is called product backlog. Product owner usually prioritizes the product backlog item</text:span></text:p>
          <draw:enhanced-geometry svg:viewBox="0 0 21600 21600" draw:type="rectangle" draw:enhanced-path="M 0 0 L 21600 0 21600 21600 0 21600 0 0 Z N"/>
        </draw:custom-shape>
        <draw:custom-shape draw:name="Rectangle 4" draw:style-name="gr4" draw:text-style-name="P2" xml:id="id47" draw:id="id47" draw:layer="layout" svg:width="26.02cm" svg:height="3.016cm" svg:x="7.148cm" svg:y="15.12cm">
          <text:p text:style-name="P1"><text:span text:style-name="T3">Team : BA, Developers and Testers</text:span></text:p>
          <draw:enhanced-geometry svg:viewBox="0 0 21600 21600" draw:type="rectangle" draw:enhanced-path="M 0 0 L 21600 0 21600 21600 0 21600 0 0 Z N"/>
        </draw:custom-shape>
        <draw:custom-shape draw:name="Rectangle 6" draw:style-name="gr4" draw:text-style-name="P2" xml:id="id46" draw:id="id46" draw:layer="layout" svg:width="26.023cm" svg:height="3.016cm" svg:x="7.148cm" svg:y="10.418cm">
          <text:p text:style-name="P4"><text:span text:style-name="T3">Scrum master, He or she is responsible to move the team to the right direction. Couching the team to be more agile and more productive. If we have any blocker he or she is go to person to remove our blocker.</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44" smil:attributeName="visibility" smil:to="visible"/>
                  <anim:transitionFilter smil:dur="0.5s" smil:targetElement="id44"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45" smil:attributeName="visibility" smil:to="visible"/>
                  <anim:transitionFilter smil:dur="0.5s" smil:targetElement="id45" smil:type="barnDoorWipe" smil:subtype="vertic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46" smil:attributeName="visibility" smil:to="visible"/>
                  <anim:transitionFilter smil:dur="2s" smil:targetElement="id46"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47" smil:attributeName="visibility" smil:to="visible"/>
                  <anim:transitionFilter smil:dur="0.5s" smil:targetElement="id47" smil:type="barWipe" smil:subtype="topToBottom" smil:direction="reverse"/>
                </anim:par>
              </anim:par>
            </anim:par>
          </anim:seq>
        </anim:par>
        <presentation:notes draw:style-name="dp2">
          <draw:page-thumbnail draw:style-name="gr3"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1">
        <draw:custom-shape draw:name="Rectangle 1" draw:style-name="gr1" draw:text-style-name="P2" xml:id="id48" draw:id="id48" draw:layer="layout" svg:width="25.413cm" svg:height="2.082cm" svg:x="4.611cm" svg:y="1.862cm">
          <text:p text:style-name="P1"><text:span text:style-name="T5">What is user story?</text:span></text:p>
          <draw:enhanced-geometry svg:viewBox="0 0 21600 21600" draw:type="rectangle" draw:enhanced-path="M 0 0 L 21600 0 21600 21600 0 21600 0 0 Z N"/>
        </draw:custom-shape>
        <draw:custom-shape draw:name="Rectangle 2" draw:style-name="gr1" draw:text-style-name="P2" xml:id="id49" draw:id="id49" draw:layer="layout" svg:width="28.406cm" svg:height="11.495cm" svg:x="2.981cm" svg:y="6.226cm">
          <text:p text:style-name="P4"><text:span text:style-name="T16"><text:tab/></text:span><text:span text:style-name="T16">In software development and product management, a user story is an informal, natural language description of one or more features of a software system. </text:span></text:p>
          <text:p text:style-name="P4"><text:span text:style-name="T16"><text:tab/></text:span><text:span text:style-name="T16">A user story describes the type of user, what they want and why. </text:span></text:p>
          <text:p text:style-name="P4"><text:span text:style-name="T16">A user story helps to create a simplified description of a requirement.</text:span></text:p>
          <text:p text:style-name="P4"><text:span text:style-name="T16"/></text:p>
          <text:p text:style-name="P4"><text:span text:style-name="T2">As a &lt; type of user &gt;, I want &lt; some goal &gt; so that &lt; some reason &gt;.</text:span></text:p>
          <text:p text:style-name="P4"><text:span text:style-name="T16"/></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turn-and-grow">
                  <anim:set smil:begin="0s" smil:dur="0.001s" smil:fill="hold" smil:targetElement="id48" smil:attributeName="visibility" smil:to="visible"/>
                  <anim:animate smil:dur="1s" smil:fill="hold" smil:targetElement="id48" smil:attributeName="width" smil:values="0;width" smil:keyTimes="0;1"/>
                  <anim:animate smil:dur="1s" smil:fill="hold" smil:targetElement="id48" smil:attributeName="height" smil:values="0;height" smil:keyTimes="0;1"/>
                  <anim:animate smil:dur="1s" smil:fill="hold" smil:targetElement="id48" smil:attributeName="rotate" smil:values="90;0" smil:keyTimes="0;1"/>
                  <anim:transitionFilter smil:dur="1s" smil:targetElement="id48"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49" smil:attributeName="visibility" smil:to="visible"/>
                  <anim:transitionFilter smil:dur="2s" smil:targetElement="id49" smil:type="ellipseWipe" smil:subtype="horizontal" smil:direction="reverse"/>
                </anim:par>
              </anim:par>
            </anim:par>
          </anim:seq>
        </anim:par>
        <presentation:notes draw:style-name="dp2">
          <draw:page-thumbnail draw:style-name="gr3" draw:layer="layout" svg:width="18.624cm" svg:height="10.476cm" svg:x="1.482cm" svg:y="2.123cm" draw:page-number="21" presentation:class="page"/>
          <draw:frame presentation:style-name="pr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1">
        <draw:custom-shape draw:name="Rectangle 1" draw:style-name="gr1" draw:text-style-name="P2" xml:id="id50" draw:id="id50" draw:layer="layout" svg:width="25.413cm" svg:height="2.082cm" svg:x="4.611cm" svg:y="1.862cm">
          <text:p text:style-name="P1"><text:span text:style-name="T17">What is Acceptance Criteria?</text:span></text:p>
          <draw:enhanced-geometry svg:viewBox="0 0 21600 21600" draw:type="rectangle" draw:enhanced-path="M 0 0 L 21600 0 21600 21600 0 21600 0 0 Z N"/>
        </draw:custom-shape>
        <draw:custom-shape draw:name="Rectangle 2" draw:style-name="gr1" draw:text-style-name="P2" xml:id="id51" draw:id="id51" draw:layer="layout" svg:width="28.406cm" svg:height="13.269cm" svg:x="2.981cm" svg:y="5.132cm">
          <text:p text:style-name="P3"><text:span text:style-name="T17">Acceptance criteria define what must be done to complete a user story. They specify the boundaries of the story. </text:span></text:p>
          <text:p text:style-name="P3"><text:span text:style-name="T18"/></text:p>
          <text:p text:style-name="P3"><text:span text:style-name="T17">For example: <text:s/></text:span></text:p>
          <text:p text:style-name="P3"><text:span text:style-name="T18">user story &lt; As a customer I want to be able to search a product so I can buy them.&gt;</text:span></text:p>
          <text:p text:style-name="P3"><text:span text:style-name="T18">We can have following acceptance criteria for above user story:</text:span></text:p>
          <text:p text:style-name="P3"><text:span text:style-name="T18"/></text:p>
          <text:p text:style-name="P3"><text:span text:style-name="T18">User should be able to search by product name.</text:span></text:p>
          <text:p text:style-name="P3"><text:span text:style-name="T18">User should be able to search by product ID</text:span></text:p>
          <text:p text:style-name="P3"><text:span text:style-name="T18">User should be able to sort the search result by (hot selling, price, rating, trending)</text:span></text:p>
          <text:p text:style-name="P3"><text:span text:style-name="T18"/></text:p>
          <text:p text:style-name="P3"><text:span text:style-name="T18">If all of the conditions are met, then we know the story is successfully developed. </text:span></text:p>
          <text:p text:style-name="P3"><text:span text:style-name="T18">We also write test cases based on acceptance criteria. </text:span></text:p>
          <text:p text:style-name="P4"><text:span text:style-name="T18"/></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turn-and-grow">
                  <anim:set smil:begin="0s" smil:dur="0.001s" smil:fill="hold" smil:targetElement="id50" smil:attributeName="visibility" smil:to="visible"/>
                  <anim:animate smil:dur="1s" smil:fill="hold" smil:targetElement="id50" smil:attributeName="width" smil:values="0;width" smil:keyTimes="0;1"/>
                  <anim:animate smil:dur="1s" smil:fill="hold" smil:targetElement="id50" smil:attributeName="height" smil:values="0;height" smil:keyTimes="0;1"/>
                  <anim:animate smil:dur="1s" smil:fill="hold" smil:targetElement="id50" smil:attributeName="rotate" smil:values="90;0" smil:keyTimes="0;1"/>
                  <anim:transitionFilter smil:dur="1s" smil:targetElement="id50"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51" smil:attributeName="visibility" smil:to="visible"/>
                  <anim:transitionFilter smil:dur="2s" smil:targetElement="id51" smil:type="ellipseWipe" smil:subtype="horizontal" smil:direction="reverse"/>
                </anim:par>
              </anim:par>
            </anim:par>
          </anim:seq>
        </anim:par>
        <presentation:notes draw:style-name="dp2">
          <draw:page-thumbnail draw:style-name="gr3" draw:layer="layout" svg:width="13.968cm" svg:height="10.476cm" svg:x="3.81cm" svg:y="2.123cm" draw:page-number="22" presentation:class="page"/>
          <draw:frame presentation:style-name="pr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1">
        <draw:custom-shape draw:name="Rectangle 1" draw:style-name="gr1" draw:text-style-name="P2" xml:id="id52" draw:id="id52" draw:layer="layout" svg:width="25.413cm" svg:height="2.694cm" svg:x="4.477cm" svg:y="1.327cm">
          <text:p text:style-name="P1"><text:span text:style-name="T19"/></text:p>
          <text:p text:style-name="P1"><text:span text:style-name="T19">What is <text:s/>Test Case?</text:span></text:p>
          <text:p text:style-name="P1"><text:span text:style-name="T5"/></text:p>
          <draw:enhanced-geometry svg:viewBox="0 0 21600 21600" draw:type="rectangle" draw:enhanced-path="M 0 0 L 21600 0 21600 21600 0 21600 0 0 Z N"/>
        </draw:custom-shape>
        <draw:custom-shape draw:name="Rectangle 2" draw:style-name="gr1" draw:text-style-name="P2" xml:id="id53" draw:id="id53" draw:layer="layout" svg:width="28.406cm" svg:height="11.495cm" svg:x="2.981cm" svg:y="6.226cm">
          <text:p text:style-name="P3"><text:span text:style-name="T20"><text:tab/></text:span><text:span text:style-name="T20">A Test Case is a document that describes step by step process how to test the application.</text:span></text:p>
          <text:p text:style-name="P3"><text:span text:style-name="T20"><text:tab/></text:span><text:span text:style-name="T20">A Test Case includes Test Case name, Steps Description, Expected Output.</text:span></text:p>
          <text:p text:style-name="P3"><text:span text:style-name="T20"/></text:p>
          <text:p text:style-name="P3"><text:span text:style-name="T20"/></text:p>
          <text:p text:style-name="P4"><text:span text:style-name="T16"/></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turn-and-grow">
                  <anim:set smil:begin="0s" smil:dur="0.001s" smil:fill="hold" smil:targetElement="id52" smil:attributeName="visibility" smil:to="visible"/>
                  <anim:animate smil:dur="1s" smil:fill="hold" smil:targetElement="id52" smil:attributeName="width" smil:values="0;width" smil:keyTimes="0;1"/>
                  <anim:animate smil:dur="1s" smil:fill="hold" smil:targetElement="id52" smil:attributeName="height" smil:values="0;height" smil:keyTimes="0;1"/>
                  <anim:animate smil:dur="1s" smil:fill="hold" smil:targetElement="id52" smil:attributeName="rotate" smil:values="90;0" smil:keyTimes="0;1"/>
                  <anim:transitionFilter smil:dur="1s" smil:targetElement="id52"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53" smil:attributeName="visibility" smil:to="visible"/>
                  <anim:transitionFilter smil:dur="2s" smil:targetElement="id53" smil:type="ellipseWipe" smil:subtype="horizontal" smil:direction="reverse"/>
                </anim:par>
              </anim:par>
            </anim:par>
          </anim:seq>
        </anim:par>
        <presentation:notes draw:style-name="dp2">
          <draw:page-thumbnail draw:style-name="gr3" draw:layer="layout" svg:width="13.968cm" svg:height="10.476cm" svg:x="3.81cm" svg:y="2.123cm" draw:page-number="23" presentation:class="page"/>
          <draw:frame presentation:style-name="pr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1">
        <draw:custom-shape draw:name="Rectangle 3" draw:style-name="gr1" draw:text-style-name="P2" draw:layer="layout" svg:width="27.262cm" svg:height="15.674cm" svg:x="3.725cm" svg:y="2.056cm">
          <text:p text:style-name="P3"><text:span text:style-name="T12">User Story : {1125-As a User I want to see list of airports in “Departure” </text:span><text:span text:style-name="T2">and</text:span><text:span text:style-name="T12"> field "Going to” field}</text:span></text:p>
          <text:p text:style-name="P3"><text:span text:style-name="T12"> </text:span></text:p>
          <text:p text:style-name="P3"><text:span text:style-name="T12"/></text:p>
          <text:p text:style-name="P3"><text:span text:style-name="T2">http://www.ksrtc.in</text:span></text:p>
          <text:p text:style-name="P3"><text:span text:style-name="T12">Acceptance <text:s/>Criteria</text:span></text:p>
          <text:p text:style-name="P3"><text:span text:style-name="T12">As a user I want to type only a few letter </text:span></text:p>
          <text:p text:style-name="P3"><text:span text:style-name="T12">So that, I can see list of options</text:span></text:p>
          <text:p text:style-name="P3"><text:span text:style-name="T12"> </text:span></text:p>
          <text:p text:style-name="P3"><text:span text:style-name="T2">User is on the Home Page</text:span></text:p>
          <text:p text:style-name="P3"><text:span text:style-name="T2">As a user I should be able to type in Departure field</text:span></text:p>
          <text:p text:style-name="P3"><text:span text:style-name="T2">When user enters letters</text:span></text:p>
          <text:p text:style-name="P3"><text:span text:style-name="T2">User should be able to see list of airports</text:span></text:p>
          <text:p text:style-name="P3"><text:span text:style-name="T2">User should be able to select airport</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4" presentation:class="page"/>
          <draw:frame presentation:style-name="pr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1">
        <draw:g draw:name="Diagram 3" xml:id="id55" draw:id="id55">
          <draw:frame draw:name="{E16BA172-687C-4ACC-90F6-257B41D4AD83}" draw:style-name="gr6" draw:text-style-name="P5" draw:layer="layout" svg:width="5.643cm" svg:height="13.45cm" svg:x="23.416cm" svg:y="4.118cm">
            <draw:image xlink:href="">
              <text:p><text:span text:style-name="T4">Reproduce Manually</text:span></text:p>
            </draw:image>
          </draw:frame>
          <draw:frame draw:name="{B81D0B86-3FB2-44BD-8373-4668F74F4E6B}" draw:style-name="gr6" draw:text-style-name="P5" draw:layer="layout" svg:width="5.643cm" svg:height="13.45cm" svg:x="12.127cm" svg:y="4.118cm">
            <draw:image xlink:href="">
              <text:p><text:span text:style-name="T4">Create a Ticket</text:span></text:p>
            </draw:image>
          </draw:frame>
          <draw:frame draw:name="{1B14A15C-2A3B-482D-A6F8-C2D0EA20182B}" draw:style-name="gr6" draw:text-style-name="P5" draw:layer="layout" svg:width="5.643cm" svg:height="13.45cm" svg:x="17.772cm" svg:y="4.118cm">
            <draw:image xlink:href="">
              <text:p><text:span text:style-name="T4">After Developer fixed Re Test</text:span></text:p>
            </draw:image>
          </draw:frame>
          <draw:frame draw:name="{02658918-668E-4020-AE59-4917D8BD7249}" draw:style-name="gr6" draw:text-style-name="P5" draw:layer="layout" svg:width="5.643cm" svg:height="13.45cm" svg:x="6.483cm" svg:y="4.118cm">
            <draw:image xlink:href="">
              <text:p><text:span text:style-name="T4">If Pass Close it, if Fails again assign back to Developer</text:span></text:p>
            </draw:image>
          </draw:frame>
        </draw:g>
        <draw:custom-shape draw:name="Rectangle 4" draw:style-name="gr19" draw:text-style-name="P2" xml:id="id54" draw:id="id54" draw:layer="layout" svg:width="21.897cm" svg:height="2.144cm" svg:x="4.932cm" svg:y="0.715cm">
          <text:p text:style-name="P1"><text:span text:style-name="T11">Logging the Defect and Tracking</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54" smil:attributeName="visibility" smil:to="visible"/>
                  <anim:transitionFilter smil:dur="0.5s" smil:targetElement="id54" smil:type="barnDoorWipe" smil:subtype="vertical"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55" smil:attributeName="visibility" smil:to="visible"/>
                  <anim:transitionFilter smil:dur="0.5s" smil:targetElement="id55" smil:type="barWipe" smil:subtype="topToBottom" smil:direction="reverse"/>
                </anim:par>
              </anim:par>
            </anim:par>
          </anim:seq>
        </anim:par>
        <presentation:notes draw:style-name="dp2">
          <draw:page-thumbnail draw:style-name="gr3" draw:layer="layout" svg:width="13.968cm" svg:height="10.476cm" svg:x="3.81cm" svg:y="2.123cm" draw:page-number="25" presentation:class="page"/>
          <draw:frame presentation:style-name="pr1" draw:layer="layout" svg:width="17.271cm" svg:height="12.572cm" svg:x="2.159cm" svg:y="13.271cm" presentation:class="notes" presentation:placeholder="true">
            <draw:text-box/>
          </draw:frame>
        </presentation:notes>
      </draw:page>
      <draw:page draw:name="page26" draw:style-name="dp1" draw:master-page-name="Default_20_1" presentation:presentation-page-layout-name="AL2T0">
        <draw:custom-shape draw:name="Rectangle 5" draw:style-name="gr1" draw:text-style-name="P2" xml:id="id56" draw:id="id56" draw:layer="layout" svg:width="25.413cm" svg:height="2.082cm" svg:x="6.366cm" svg:y="1.993cm">
          <text:p text:style-name="P1"><text:span text:style-name="T2"><text:s text:c="18"/></text:span><text:span text:style-name="T2">Explain the difference between bug severity and bug priority? </text:span></text:p>
          <draw:enhanced-geometry svg:viewBox="0 0 21600 21600" draw:type="rectangle" draw:enhanced-path="M 0 0 L 21600 0 21600 21600 0 21600 0 0 Z N"/>
        </draw:custom-shape>
        <draw:custom-shape draw:name="Rectangle 6" draw:style-name="gr1" draw:text-style-name="P2" xml:id="id57" draw:id="id57" draw:layer="layout" svg:width="25.413cm" svg:height="11.495cm" svg:x="6.588cm" svg:y="5.814cm">
          <text:list text:style-name="L2">
            <text:list-item>
              <text:p text:style-name="P4"><text:span text:style-name="T2">Bug severity refers to the level of impact that the bug has on the application.</text:span></text:p>
            </text:list-item>
          </text:list>
          <text:p text:style-name="P4"><text:span text:style-name="T2"/></text:p>
          <text:list text:continue-numbering="true" text:style-name="L2">
            <text:list-item>
              <text:p text:style-name="P4"><text:span text:style-name="T2">Priority means how soon you want to ﬁx the bug. If new development is going on and there are a lots of defect needs to be ﬁxed we can not ﬁxed all the defect in one single build.</text:span></text:p>
            </text:list-item>
          </text:list>
          <text:p text:style-name="P4"><text:span text:style-name="T2"><text:s text:c="6"/></text:span><text:span text:style-name="T2">QA managers or Developers have to prioritize the work. </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turn-and-grow">
                  <anim:set smil:begin="0s" smil:dur="0.001s" smil:fill="hold" smil:targetElement="id56" smil:attributeName="visibility" smil:to="visible"/>
                  <anim:animate smil:dur="1s" smil:fill="hold" smil:targetElement="id56" smil:attributeName="width" smil:values="0;width" smil:keyTimes="0;1"/>
                  <anim:animate smil:dur="1s" smil:fill="hold" smil:targetElement="id56" smil:attributeName="height" smil:values="0;height" smil:keyTimes="0;1"/>
                  <anim:animate smil:dur="1s" smil:fill="hold" smil:targetElement="id56" smil:attributeName="rotate" smil:values="90;0" smil:keyTimes="0;1"/>
                  <anim:transitionFilter smil:dur="1s" smil:targetElement="id56"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57" smil:attributeName="visibility" smil:to="visible"/>
                  <anim:transitionFilter smil:dur="2s" smil:targetElement="id57" smil:type="ellipseWipe" smil:subtype="horizontal" smil:direction="reverse"/>
                </anim:par>
              </anim:par>
            </anim:par>
          </anim:seq>
        </anim:par>
        <presentation:notes draw:style-name="dp2">
          <draw:page-thumbnail draw:style-name="gr3"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1">
        <draw:custom-shape draw:name="Rectangle 1" draw:style-name="gr12" draw:text-style-name="P2" xml:id="id58" draw:id="id58" draw:layer="layout" svg:width="25.413cm" svg:height="3.097cm" svg:x="4.019cm" svg:y="1.029cm">
          <text:p text:style-name="P1"><text:span text:style-name="T21">Who approves test case? </text:span></text:p>
          <draw:enhanced-geometry svg:viewBox="0 0 21600 21600" draw:type="rectangle" draw:enhanced-path="M 0 0 L 21600 0 21600 21600 0 21600 0 0 Z N"/>
        </draw:custom-shape>
        <draw:custom-shape draw:name="Rectangle 2" draw:style-name="gr1" draw:text-style-name="P2" xml:id="id59" draw:id="id59" draw:layer="layout" svg:width="28.406cm" svg:height="12.647cm" svg:x="2.73cm" svg:y="5.935cm">
          <text:p text:style-name="P4"><text:span text:style-name="T11">The approver of test cases varies from one organization to the next. </text:span></text:p>
          <text:p text:style-name="P4"><text:span text:style-name="T11">In some organizations, the team lead/QA lead may approve the test cases while another approves them by team members through peer review </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58" smil:attributeName="visibility" smil:to="visible"/>
                  <anim:transitionFilter smil:dur="0.5s" smil:targetElement="id58" smil:type="barWipe" smil:subtype="topToBottom" smil:direction="reverse"/>
                </anim:par>
              </anim:par>
            </anim:par>
            <anim:par smil:begin="next" smil:fill="hold">
              <anim:par smil:begin="0s" smil:fill="hold">
                <anim:par smil:begin="0s" smil:fill="hold" presentation:node-type="on-click" presentation:preset-class="entrance" presentation:preset-id="ooo-entrance-wheel" presentation:preset-sub-type="1">
                  <anim:set smil:begin="0s" smil:dur="0.001s" smil:fill="hold" smil:targetElement="id59" smil:attributeName="visibility" smil:to="visible"/>
                  <anim:transitionFilter smil:dur="2s" smil:targetElement="id59" smil:type="pinWheelWipe" smil:subtype="oneBlade"/>
                </anim:par>
              </anim:par>
            </anim:par>
          </anim:seq>
        </anim:par>
        <presentation:notes draw:style-name="dp2">
          <draw:page-thumbnail draw:style-name="gr3" draw:layer="layout" svg:width="18.624cm" svg:height="10.476cm" svg:x="1.482cm" svg:y="2.123cm" draw:page-number="27" presentation:class="page"/>
          <draw:frame presentation:style-name="pr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1">
        <draw:custom-shape draw:name="Rectangle 1" draw:style-name="gr12" draw:text-style-name="P2" xml:id="id60" draw:id="id60" draw:layer="layout" svg:width="25.413cm" svg:height="3.097cm" svg:x="4.019cm" svg:y="1.029cm">
          <text:p text:style-name="P1"><text:span text:style-name="T12">What is peer review ?</text:span></text:p>
          <draw:enhanced-geometry svg:viewBox="0 0 21600 21600" draw:type="rectangle" draw:enhanced-path="M 0 0 L 21600 0 21600 21600 0 21600 0 0 Z N"/>
        </draw:custom-shape>
        <draw:custom-shape draw:name="Rectangle 2" draw:style-name="gr1" draw:text-style-name="P2" xml:id="id61" draw:id="id61" draw:layer="layout" svg:width="28.406cm" svg:height="12.647cm" svg:x="2.73cm" svg:y="5.935cm">
          <text:p text:style-name="P4"><text:span text:style-name="T2">Peer review is process for finding any error or defect on various documents , </text:span></text:p>
          <text:p text:style-name="P4"><text:span text:style-name="T2">it is conducted by team members . the purpose of peer review is find the defect as early as possible before it is deployed to next step. </text:span></text:p>
          <text:p text:style-name="P4"><text:span text:style-name="T3"/></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60" smil:attributeName="visibility" smil:to="visible"/>
                  <anim:transitionFilter smil:dur="0.5s" smil:targetElement="id60" smil:type="barWipe" smil:subtype="topToBottom" smil:direction="reverse"/>
                </anim:par>
              </anim:par>
            </anim:par>
            <anim:par smil:begin="next" smil:fill="hold">
              <anim:par smil:begin="0s" smil:fill="hold">
                <anim:par smil:begin="0s" smil:fill="hold" presentation:node-type="on-click" presentation:preset-class="entrance" presentation:preset-id="ooo-entrance-wheel" presentation:preset-sub-type="1">
                  <anim:set smil:begin="0s" smil:dur="0.001s" smil:fill="hold" smil:targetElement="id61" smil:attributeName="visibility" smil:to="visible"/>
                  <anim:transitionFilter smil:dur="2s" smil:targetElement="id61" smil:type="pinWheelWipe" smil:subtype="oneBlade"/>
                </anim:par>
              </anim:par>
            </anim:par>
          </anim:seq>
        </anim:par>
        <presentation:notes draw:style-name="dp2">
          <draw:page-thumbnail draw:style-name="gr3" draw:layer="layout" svg:width="13.968cm" svg:height="10.476cm" svg:x="3.81cm" svg:y="2.123cm" draw:page-number="28"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writing-mode="lr-tb"/>
      <style:text-properties fo:color="#000000" style:text-outline="false" style:text-line-through-style="none" fo:font-family="'Tw Cen MT'"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20%" fo:text-align="start" style:punctuation-wrap="hanging" style:writing-mode="lr-tb"/>
      <style:text-properties fo:color="#000000" style:text-line-through-style="none"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line-height="120%" fo:text-align="start" style:punctuation-wrap="hanging" style:writing-mode="lr-tb"/>
      <style:text-properties fo:color="#000000" style:text-line-through-style="none"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4" style:family="presentation" style:parent-style-name="Default-outline3">
      <style:paragraph-properties fo:margin-top="0cm" fo:margin-bottom="0.2cm" fo:line-height="120%" fo:text-align="start" style:punctuation-wrap="hanging" style:writing-mode="lr-tb"/>
      <style:text-properties fo:color="#000000" style:text-line-through-style="none"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Tw Cen MT'"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writing-mode="lr-tb"/>
      <style:text-properties fo:color="#000000" style:text-outline="false" style:text-line-through-style="none" fo:font-family="'Tw Cen MT'"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120%" fo:text-align="start" style:punctuation-wrap="hanging" style:writing-mode="lr-tb"/>
      <style:text-properties fo:color="#000000" style:text-line-through-style="none"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120%" fo:text-align="start" style:punctuation-wrap="hanging" style:writing-mode="lr-tb"/>
      <style:text-properties fo:color="#000000" style:text-line-through-style="none"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120%" fo:text-align="start" style:punctuation-wrap="hanging" style:writing-mode="lr-tb"/>
      <style:text-properties fo:color="#000000" style:text-line-through-style="none"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Tw Cen MT'"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cm" svg:stroke-color="#ffffff" draw:stroke-linejoin="miter" draw:fill="none" draw:textarea-horizontal-align="center"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text-properties fo:font-size="18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353cm" fo:margin-bottom="0.5cm" fo:line-height="120%" fo:text-align="start" fo:text-indent="0cm" style:punctuation-wrap="hanging" style:writing-mode="lr-tb"/>
      <style:text-properties fo:hyphenate="false"/>
    </style:style>
    <style:style style:name="MP8" style:family="paragraph">
      <style:paragraph-properties fo:margin-left="0cm" fo:margin-right="0cm" fo:margin-top="0.176cm" fo:margin-bottom="0.5cm" fo:line-height="120%" fo:text-align="start" fo:text-indent="0cm" style:punctuation-wrap="hanging" style:writing-mode="lr-tb"/>
      <style:text-properties fo:hyphenate="false"/>
    </style:style>
    <style:style style:name="MP9"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0" style:family="paragraph">
      <style:paragraph-properties style:font-independent-line-spacing="true"/>
      <style:text-properties fo:font-size="18pt" style:font-size-asian="14pt" style:font-size-complex="14pt"/>
    </style:style>
    <style:style style:name="MP11" style:family="paragraph">
      <style:paragraph-properties fo:text-align="center" style:font-independent-line-spacing="true"/>
      <style:text-properties fo:font-size="18pt" style:font-size-asian="14pt" style:font-size-complex="14pt"/>
    </style:style>
    <style:style style:name="MP12"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Tw Cen M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color="#000000" style:text-line-through-style="none" fo:font-family="'Tw Cen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color="#000000" style:text-line-through-style="none"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000000" style:text-line-through-style="none"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000000" style:text-line-through-style="none"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000000" style:text-line-through-style="none" fo:font-family="'Tw Cen MT'" fo:font-size="48pt" fo:letter-spacing="normal" fo:font-style="normal" style:text-underline-style="none" fo:font-weight="normal" style:font-size-asian="48pt" style:font-style-asian="normal" style:font-weight-asian="normal"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use-window-font-color="true" fo:font-size="1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use-window-font-color="true" fo:font-size="125%"/>
      </text:list-level-style-bullet>
      <text:list-level-style-bullet text:level="2" text:bullet-char="•">
        <style:list-level-properties text:space-before="1.271cm" text:min-label-width="0.634cm"/>
        <style:text-properties fo:font-family="Arial" style:font-family-generic="swiss" style:use-window-font-color="true" fo:font-size="1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125%"/>
      </text:list-level-style-bullet>
      <text:list-level-style-bullet text:level="2" text:bullet-char="•">
        <style:list-level-properties text:space-before="1.271cm" text:min-label-width="0.634cm"/>
        <style:text-properties fo:font-family="Arial" style:font-family-generic="swiss" style:use-window-font-color="true" fo:font-size="125%"/>
      </text:list-level-style-bullet>
      <text:list-level-style-bullet text:level="3" text:bullet-char="•">
        <style:list-level-properties text:space-before="2.541cm" text:min-label-width="0.634cm"/>
        <style:text-properties fo:font-family="Arial" style:font-family-generic="swiss" style:use-window-font-color="true" fo:font-size="12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125%"/>
      </text:list-level-style-bullet>
      <text:list-level-style-bullet text:level="2" text:bullet-char="•">
        <style:list-level-properties text:space-before="1.271cm" text:min-label-width="0.634cm"/>
        <style:text-properties fo:font-family="Arial" style:font-family-generic="swiss" style:use-window-font-color="true" fo:font-size="125%"/>
      </text:list-level-style-bullet>
      <text:list-level-style-bullet text:level="3" text:bullet-char="•">
        <style:list-level-properties text:space-before="2.541cm" text:min-label-width="0.634cm"/>
        <style:text-properties fo:font-family="Arial" style:font-family-generic="swiss" style:use-window-font-color="true" fo:font-size="125%"/>
      </text:list-level-style-bullet>
      <text:list-level-style-bullet text:level="4" text:bullet-char="•">
        <style:list-level-properties text:space-before="3.811cm" text:min-label-width="0.634cm"/>
        <style:text-properties fo:font-family="Arial" style:font-family-generic="swiss" style:use-window-font-color="true" fo:font-size="12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125%"/>
      </text:list-level-style-bullet>
      <text:list-level-style-bullet text:level="2" text:bullet-char="•">
        <style:list-level-properties text:space-before="1.271cm" text:min-label-width="0.634cm"/>
        <style:text-properties fo:font-family="Arial" style:font-family-generic="swiss" style:use-window-font-color="true" fo:font-size="125%"/>
      </text:list-level-style-bullet>
      <text:list-level-style-bullet text:level="3" text:bullet-char="•">
        <style:list-level-properties text:space-before="2.541cm" text:min-label-width="0.634cm"/>
        <style:text-properties fo:font-family="Arial" style:font-family-generic="swiss" style:use-window-font-color="true" fo:font-size="125%"/>
      </text:list-level-style-bullet>
      <text:list-level-style-bullet text:level="4" text:bullet-char="•">
        <style:list-level-properties text:space-before="3.811cm" text:min-label-width="0.634cm"/>
        <style:text-properties fo:font-family="Arial" style:font-family-generic="swiss" style:use-window-font-color="true" fo:font-size="125%"/>
      </text:list-level-style-bullet>
      <text:list-level-style-bullet text:level="5" text:bullet-char="•">
        <style:list-level-properties text:space-before="5.081cm" text:min-label-width="0.634cm"/>
        <style:text-properties fo:font-family="Arial" style:font-family-generic="swiss" style:use-window-font-color="true" fo:font-size="12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2" draw:style-name="Mgr3" draw:text-style-name="MP3" draw:layer="backgroundobjects" svg:width="33.866cm" svg:height="19.049cm" svg:x="0cm" svg:y="0cm">
        <draw:image xlink:href="Pictures/1000020100000780000004383DE2BD1C.png" xlink:type="simple" xlink:show="embed" xlink:actuate="onLoad">
          <text:p/>
        </draw:image>
      </draw:frame>
      <draw:g draw:name="Group 7">
        <draw:g draw:name="Group 8">
          <draw:custom-shape draw:name="Rectangle 5" draw:style-name="Mgr4" draw:text-style-name="MP4" draw:layer="layout" svg:width="0.065cm" svg:height="6.058cm" svg:x="0.318cm" svg:y="0.013cm">
            <text:p/>
            <draw:enhanced-geometry svg:viewBox="0 0 21600 21600" draw:type="rectangle" draw:enhanced-path="M 0 0 L 21600 0 21600 21600 0 21600 0 0 Z N"/>
          </draw:custom-shape>
          <draw:custom-shape draw:name="Freeform 6" draw:style-name="Mgr4" draw:text-style-name="MP4" draw:layer="layout" svg:width="0.528cm" svg:height="0.528cm" svg:x="0.093cm" svg:y="6.046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7" draw:style-name="Mgr4" draw:text-style-name="MP4" draw:layer="layout" svg:width="0.528cm" svg:height="0.524cm" svg:x="0.079cm" svg:y="11.17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8" draw:style-name="Mgr4" draw:text-style-name="MP4" draw:layer="layout" svg:width="1.026cm" svg:height="5.03cm" svg:x="0.556cm" svg:y="0.013cm">
            <text:p/>
            <draw:enhanced-geometry draw:mirror-horizontal="false" draw:mirror-vertical="false" svg:viewBox="0 0 233 1141" draw:type="non-primitive" draw:enhanced-path="M 218 1141 L 0 626 0 0 15 0 15 623 233 1135 218 1141 Z N">
              <draw:equation draw:name="f0" draw:formula="width"/>
              <draw:equation draw:name="f1" draw:formula="height"/>
            </draw:enhanced-geometry>
          </draw:custom-shape>
          <draw:custom-shape draw:name="Freeform 9" draw:style-name="Mgr4" draw:text-style-name="MP4" draw:layer="layout" svg:width="0.528cm" svg:height="0.524cm" svg:x="1.398cm" svg:y="5.005cm">
            <text:p/>
            <draw:enhanced-geometry draw:mirror-horizontal="false" draw:mirror-vertical="false" svg:viewBox="0 0 40 40" draw:type="non-primitive" draw:enhanced-path="M 20 40 C 9 40 0 31 0 20 0 9 9 0 20 0 33 0 40 6 40 20 40 31 31 40 20 40 Z M 20 4 C 11 4 4 11 4 20 4 29 11 36 20 36 28 36 36 29 36 20 36 9 31 4 20 4 Z N">
              <draw:equation draw:name="f0" draw:formula="width"/>
              <draw:equation draw:name="f1" draw:formula="height"/>
            </draw:enhanced-geometry>
          </draw:custom-shape>
          <draw:custom-shape draw:name="Freeform 10" draw:style-name="Mgr4" draw:text-style-name="MP4" draw:layer="layout" svg:width="1.026cm" svg:height="3.972cm" svg:x="0.794cm" svg:y="0.013cm">
            <text:p/>
            <draw:enhanced-geometry draw:mirror-horizontal="false" draw:mirror-vertical="false" svg:viewBox="0 0 233 901" draw:type="non-primitive" draw:enhanced-path="M 221 901 L 0 383 0 0 18 0 18 380 233 895 221 901 Z N">
              <draw:equation draw:name="f0" draw:formula="width"/>
              <draw:equation draw:name="f1" draw:formula="height"/>
            </draw:enhanced-geometry>
          </draw:custom-shape>
          <draw:custom-shape draw:name="Freeform 11" draw:style-name="Mgr4" draw:text-style-name="MP4" draw:layer="layout" svg:width="0.422cm" svg:height="2.535cm" svg:x="1.517cm" svg:y="0cm">
            <text:p/>
            <draw:enhanced-geometry draw:mirror-horizontal="false" draw:mirror-vertical="false" svg:viewBox="0 0 96 575" draw:type="non-primitive" draw:enhanced-path="M 96 575 L 78 575 78 192 0 6 15 0 96 189 96 575 Z N">
              <draw:equation draw:name="f0" draw:formula="width"/>
              <draw:equation draw:name="f1" draw:formula="height"/>
            </draw:enhanced-geometry>
          </draw:custom-shape>
          <draw:custom-shape draw:name="Freeform 12" draw:style-name="Mgr4" draw:text-style-name="MP4" draw:layer="layout" svg:width="0.528cm" svg:height="0.528cm" svg:x="1.636cm" svg:y="3.947cm">
            <text:p/>
            <draw:enhanced-geometry draw:mirror-horizontal="false" draw:mirror-vertical="false" svg:viewBox="0 0 40 40" draw:type="non-primitive" draw:enhanced-path="M 20 40 C 9 40 0 31 0 20 0 9 9 0 20 0 33 0 40 7 40 20 40 31 31 40 20 40 Z M 20 4 C 11 4 4 11 4 20 4 29 11 36 20 36 29 36 36 29 36 20 36 9 31 4 20 4 Z N">
              <draw:equation draw:name="f0" draw:formula="width"/>
              <draw:equation draw:name="f1" draw:formula="height"/>
            </draw:enhanced-geometry>
          </draw:custom-shape>
          <draw:custom-shape draw:name="Freeform 13" draw:style-name="Mgr4" draw:text-style-name="MP4" draw:layer="layout" svg:width="0.528cm" svg:height="0.528cm" svg:x="1.636cm" svg:y="2.509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14" draw:style-name="Mgr4" draw:text-style-name="MP4" draw:layer="layout" svg:width="1.172cm" svg:height="1.463cm" svg:x="1.782cm" svg:y="0cm">
            <text:p/>
            <draw:enhanced-geometry draw:mirror-horizontal="false" draw:mirror-vertical="false" svg:viewBox="0 0 266 332" draw:type="non-primitive" draw:enhanced-path="M 257 332 L 48 123 0 6 15 0 63 114 266 320 257 332 Z N">
              <draw:equation draw:name="f0" draw:formula="width"/>
              <draw:equation draw:name="f1" draw:formula="height"/>
            </draw:enhanced-geometry>
          </draw:custom-shape>
          <draw:custom-shape draw:name="Freeform 15" draw:style-name="Mgr4" draw:text-style-name="MP4" draw:layer="layout" svg:width="0.449cm" svg:height="0.409cm" svg:x="2.835cm" svg:y="1.358cm">
            <text:p/>
            <draw:enhanced-geometry draw:mirror-horizontal="false" draw:mirror-vertical="false" svg:viewBox="0 0 34 31" draw:type="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width"/>
              <draw:equation draw:name="f1" draw:formula="height"/>
            </draw:enhanced-geometry>
          </draw:custom-shape>
          <draw:polygon draw:name="Line 16" draw:style-name="Mgr5" draw:text-style-name="MP3" draw:layer="layout" svg:width="0cm" svg:height="0cm" svg:x="-0.013cm" svg:y="0.026cm" svg:viewBox="0 0 0 0" draw:points="0,0">
            <text:p/>
          </draw:polygon>
          <draw:custom-shape draw:name="Freeform 17" draw:style-name="Mgr4" draw:text-style-name="MP4" draw:layer="layout" svg:width="0.343cm" svg:height="0.352cm" svg:x="0.026cm" svg:y="5.005cm">
            <text:p/>
            <draw:enhanced-geometry draw:mirror-horizontal="false" draw:mirror-vertical="false" svg:viewBox="0 0 78 80" draw:type="non-primitive" draw:enhanced-path="M 6 80 L 0 71 69 0 78 9 6 80 Z N">
              <draw:equation draw:name="f0" draw:formula="width"/>
              <draw:equation draw:name="f1" draw:formula="height"/>
            </draw:enhanced-geometry>
          </draw:custom-shape>
          <draw:custom-shape draw:name="Freeform 18" draw:style-name="Mgr4" draw:text-style-name="MP4" draw:layer="layout" svg:width="0.409cm" svg:height="1.335cm" svg:x="-0.026cm" svg:y="9.86cm">
            <text:p/>
            <draw:enhanced-geometry draw:mirror-horizontal="false" draw:mirror-vertical="false" svg:viewBox="0 0 93 303" draw:type="non-primitive" draw:enhanced-path="M 93 303 L 78 303 78 78 0 12 12 0 93 69 93 303 Z N">
              <draw:equation draw:name="f0" draw:formula="width"/>
              <draw:equation draw:name="f1" draw:formula="height"/>
            </draw:enhanced-geometry>
          </draw:custom-shape>
          <draw:custom-shape draw:name="Freeform 19" draw:style-name="Mgr4" draw:text-style-name="MP4" draw:layer="layout" svg:width="0.396cm" svg:height="1.322cm" svg:x="0.357cm" svg:y="3.841cm">
            <text:p/>
            <draw:enhanced-geometry draw:mirror-horizontal="false" draw:mirror-vertical="false" svg:viewBox="0 0 90 300" draw:type="non-primitive" draw:enhanced-path="M 90 300 L 78 300 78 84 0 9 9 0 90 81 90 300 Z N">
              <draw:equation draw:name="f0" draw:formula="width"/>
              <draw:equation draw:name="f1" draw:formula="height"/>
            </draw:enhanced-geometry>
          </draw:custom-shape>
          <draw:custom-shape draw:name="Freeform 20" draw:style-name="Mgr4" draw:text-style-name="MP4" draw:layer="layout" svg:width="0.317cm" svg:height="0.299cm" svg:x="0.569cm" svg:y="5.137cm">
            <text:p/>
            <draw:enhanced-geometry draw:mirror-horizontal="false" draw:mirror-vertical="false" svg:viewBox="0 0 24 23" draw:type="non-primitive" draw:enhanced-path="M 12 23 C 6 23 0 18 0 12 0 5 6 0 12 0 18 0 24 5 24 12 24 18 18 23 12 23 Z M 12 4 C 8 4 4 8 4 12 4 16 8 19 12 19 16 19 20 16 20 12 20 8 16 4 12 4 Z N">
              <draw:equation draw:name="f0" draw:formula="width"/>
              <draw:equation draw:name="f1" draw:formula="height"/>
            </draw:enhanced-geometry>
          </draw:custom-shape>
          <draw:custom-shape draw:name="Rectangle 21" draw:style-name="Mgr4" draw:text-style-name="MP4" draw:layer="layout" svg:width="0.065cm" svg:height="6.058cm" svg:x="0.37cm" svg:y="12.951cm">
            <text:p/>
            <draw:enhanced-geometry svg:viewBox="0 0 21600 21600" draw:type="rectangle" draw:enhanced-path="M 0 0 L 21600 0 21600 21600 0 21600 0 0 Z N"/>
          </draw:custom-shape>
          <draw:custom-shape draw:name="Freeform 22" draw:style-name="Mgr4" draw:text-style-name="MP4" draw:layer="layout" svg:width="1.026cm" svg:height="5.004cm" svg:x="0.622cm" svg:y="14.005cm">
            <text:p/>
            <draw:enhanced-geometry draw:mirror-horizontal="false" draw:mirror-vertical="false" svg:viewBox="0 0 233 1135" draw:type="non-primitive" draw:enhanced-path="M 15 1135 L 0 1135 0 515 0 512 218 0 233 6 15 518 15 1135 Z N">
              <draw:equation draw:name="f0" draw:formula="width"/>
              <draw:equation draw:name="f1" draw:formula="height"/>
            </draw:enhanced-geometry>
          </draw:custom-shape>
          <draw:custom-shape draw:name="Freeform 23" draw:style-name="Mgr4" draw:text-style-name="MP4" draw:layer="layout" svg:width="0.528cm" svg:height="0.528cm" svg:x="0.146cm" svg:y="12.449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24" draw:style-name="Mgr4" draw:text-style-name="MP4" draw:layer="layout" svg:width="0.237cm" svg:height="3.377cm" svg:x="-0.04cm" svg:y="15.632cm">
            <text:p/>
            <draw:enhanced-geometry draw:mirror-horizontal="false" draw:mirror-vertical="false" svg:viewBox="0 0 54 766" draw:type="non-primitive" draw:enhanced-path="M 54 766 L 36 766 36 149 0 3 18 0 54 146 54 766 Z N">
              <draw:equation draw:name="f0" draw:formula="width"/>
              <draw:equation draw:name="f1" draw:formula="height"/>
            </draw:enhanced-geometry>
          </draw:custom-shape>
          <draw:custom-shape draw:name="Freeform 25" draw:style-name="Mgr4" draw:text-style-name="MP4" draw:layer="layout" svg:width="0.528cm" svg:height="0.524cm" svg:x="1.464cm" svg:y="13.52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26" draw:style-name="Mgr4" draw:text-style-name="MP4" draw:layer="layout" svg:width="1.04cm" svg:height="3.959cm" svg:x="0.86cm" svg:y="15.064cm">
            <text:p/>
            <draw:enhanced-geometry draw:mirror-horizontal="false" draw:mirror-vertical="false" svg:viewBox="0 0 236 898" draw:type="non-primitive" draw:enhanced-path="M 18 898 L 0 898 0 515 3 512 221 0 236 6 18 518 18 898 Z N">
              <draw:equation draw:name="f0" draw:formula="width"/>
              <draw:equation draw:name="f1" draw:formula="height"/>
            </draw:enhanced-geometry>
          </draw:custom-shape>
          <draw:custom-shape draw:name="Freeform 27" draw:style-name="Mgr4" draw:text-style-name="MP4" draw:layer="layout" svg:width="0.422cm" svg:height="2.535cm" svg:x="1.583cm" svg:y="16.514cm">
            <text:p/>
            <draw:enhanced-geometry draw:mirror-horizontal="false" draw:mirror-vertical="false" svg:viewBox="0 0 96 575" draw:type="non-primitive" draw:enhanced-path="M 15 575 L 0 569 81 383 81 0 96 0 96 386 15 575 Z N">
              <draw:equation draw:name="f0" draw:formula="width"/>
              <draw:equation draw:name="f1" draw:formula="height"/>
            </draw:enhanced-geometry>
          </draw:custom-shape>
          <draw:custom-shape draw:name="Freeform 28" draw:style-name="Mgr4" draw:text-style-name="MP4" draw:layer="layout" svg:width="0.528cm" svg:height="0.528cm" svg:x="1.702cm" svg:y="14.574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29" draw:style-name="Mgr4" draw:text-style-name="MP4" draw:layer="layout" svg:width="0.528cm" svg:height="0.528cm" svg:x="1.702cm" svg:y="16.012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30" draw:style-name="Mgr4" draw:text-style-name="MP4" draw:layer="layout" svg:width="1.159cm" svg:height="1.437cm" svg:x="1.861cm" svg:y="17.586cm">
            <text:p/>
            <draw:enhanced-geometry draw:mirror-horizontal="false" draw:mirror-vertical="false" svg:viewBox="0 0 263 326" draw:type="non-primitive" draw:enhanced-path="M 15 326 L 0 320 45 206 48 206 254 0 263 12 60 215 15 326 Z N">
              <draw:equation draw:name="f0" draw:formula="width"/>
              <draw:equation draw:name="f1" draw:formula="height"/>
            </draw:enhanced-geometry>
          </draw:custom-shape>
          <draw:custom-shape draw:name="Freeform 31" draw:style-name="Mgr4" draw:text-style-name="MP4" draw:layer="layout" svg:width="0.436cm" svg:height="0.409cm" svg:x="2.915cm" svg:y="17.282cm">
            <text:p/>
            <draw:enhanced-geometry draw:mirror-horizontal="false" draw:mirror-vertical="false" svg:viewBox="0 0 33 31" draw:type="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width"/>
              <draw:equation draw:name="f1" draw:formula="height"/>
            </draw:enhanced-geometry>
          </draw:custom-shape>
        </draw:g>
        <draw:g draw:name="Group 9">
          <draw:custom-shape draw:name="Freeform 32" draw:style-name="Mgr4" draw:text-style-name="MP4" draw:layer="layout" svg:width="1.159cm" svg:height="1.423cm" svg:x="31.9cm" svg:y="0cm">
            <text:p/>
            <draw:enhanced-geometry draw:mirror-horizontal="false" draw:mirror-vertical="false" svg:viewBox="0 0 263 323" draw:type="non-primitive" draw:enhanced-path="M 12 323 L 0 314 203 108 248 0 263 6 218 117 218 117 12 323 Z N">
              <draw:equation draw:name="f0" draw:formula="width"/>
              <draw:equation draw:name="f1" draw:formula="height"/>
            </draw:enhanced-geometry>
          </draw:custom-shape>
          <draw:custom-shape draw:name="Freeform 33" draw:style-name="Mgr4" draw:text-style-name="MP4" draw:layer="layout" svg:width="0.436cm" svg:height="0.422cm" svg:x="31.569cm" svg:y="1.319cm">
            <text:p/>
            <draw:enhanced-geometry draw:mirror-horizontal="false" draw:mirror-vertical="false" svg:viewBox="0 0 33 32" draw:type="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width"/>
              <draw:equation draw:name="f1" draw:formula="height"/>
            </draw:enhanced-geometry>
          </draw:custom-shape>
          <draw:custom-shape draw:name="Freeform 34" draw:style-name="Mgr4" draw:text-style-name="MP4" draw:layer="layout" svg:width="0.524cm" svg:height="0.528cm" svg:x="32.31cm" svg:y="4.277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35" draw:style-name="Mgr4" draw:text-style-name="MP4" draw:layer="layout" svg:width="0.828cm" svg:height="3.205cm" svg:x="32.032cm" svg:y="15.818cm">
            <text:p/>
            <draw:enhanced-geometry draw:mirror-horizontal="false" draw:mirror-vertical="false" svg:viewBox="0 0 188 727" draw:type="non-primitive" draw:enhanced-path="M 15 727 L 0 727 0 407 0 407 176 0 188 6 15 410 15 727 Z N">
              <draw:equation draw:name="f0" draw:formula="width"/>
              <draw:equation draw:name="f1" draw:formula="height"/>
            </draw:enhanced-geometry>
          </draw:custom-shape>
          <draw:custom-shape draw:name="Freeform 36" draw:style-name="Mgr4" draw:text-style-name="MP4" draw:layer="layout" svg:width="0.436cm" svg:height="0.431cm" svg:x="32.703cm" svg:y="15.421cm">
            <text:p/>
            <draw:enhanced-geometry draw:mirror-horizontal="false" draw:mirror-vertical="false" svg:viewBox="0 0 33 33" draw:type="non-primitive" draw:enhanced-path="M 17 33 C 8 33 0 25 0 16 0 7 8 0 17 0 26 0 33 7 33 16 33 25 26 33 17 33 Z M 17 4 C 10 4 4 9 4 16 4 23 10 29 17 29 23 29 29 23 29 16 29 9 23 4 17 4 Z N">
              <draw:equation draw:name="f0" draw:formula="width"/>
              <draw:equation draw:name="f1" draw:formula="height"/>
            </draw:enhanced-geometry>
          </draw:custom-shape>
          <draw:custom-shape draw:name="Freeform 37" draw:style-name="Mgr4" draw:text-style-name="MP4" draw:layer="layout" svg:width="0.846cm" svg:height="4.29cm" svg:x="32.531cm" svg:y="0.013cm">
            <text:p/>
            <draw:enhanced-geometry draw:mirror-horizontal="false" draw:mirror-vertical="false" svg:viewBox="0 0 192 973" draw:type="non-primitive" draw:enhanced-path="M 15 973 L 0 973 0 790 174 614 174 0 192 0 192 620 15 796 15 973 Z N">
              <draw:equation draw:name="f0" draw:formula="width"/>
              <draw:equation draw:name="f1" draw:formula="height"/>
            </draw:enhanced-geometry>
          </draw:custom-shape>
          <draw:custom-shape draw:name="Freeform 38" draw:style-name="Mgr4" draw:text-style-name="MP4" draw:layer="layout" svg:width="0.524cm" svg:height="0.524cm" svg:x="32.323cm" svg:y="13.52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39" draw:style-name="Mgr4" draw:text-style-name="MP4" draw:layer="layout" svg:width="0.854cm" svg:height="5.004cm" svg:x="31.781cm" svg:y="14.019cm">
            <text:p/>
            <draw:enhanced-geometry draw:mirror-horizontal="false" draw:mirror-vertical="false" svg:viewBox="0 0 194 1135" draw:type="non-primitive" draw:enhanced-path="M 18 1135 L 0 1135 0 354 176 177 176 0 194 0 194 183 18 360 18 1135 Z N">
              <draw:equation draw:name="f0" draw:formula="width"/>
              <draw:equation draw:name="f1" draw:formula="height"/>
            </draw:enhanced-geometry>
          </draw:custom-shape>
          <draw:custom-shape draw:name="Freeform 40" draw:style-name="Mgr4" draw:text-style-name="MP4" draw:layer="layout" svg:width="0.528cm" svg:height="0.524cm" svg:x="32.914cm" svg:y="17.824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Rectangle 41" draw:style-name="Mgr4" draw:text-style-name="MP4" draw:layer="layout" svg:width="0.065cm" svg:height="0.7cm" svg:x="33.166cm" svg:y="18.322cm">
            <text:p/>
            <draw:enhanced-geometry svg:viewBox="0 0 21600 21600" draw:type="rectangle" draw:enhanced-path="M 0 0 L 21600 0 21600 21600 0 21600 0 0 Z N"/>
          </draw:custom-shape>
        </draw:g>
      </draw:g>
      <draw:frame draw:name="Title 1" presentation:style-name="Mpr1" draw:text-style-name="MP6" draw:layer="backgroundobjects" svg:width="27.516cm" svg:height="4.106cm" svg:x="3.171cm" svg:y="1.718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2" draw:text-style-name="MP6" draw:layer="backgroundobjects" svg:width="27.516cm" svg:height="9.837cm" svg:x="3.171cm" svg:y="6.249cm" presentation:class="outline" presentation:user-transformed="true">
        <draw:text-box>
          <text:list text:style-name="ML2">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item>
                                      </text:list>
                                    </text:list-item>
                                  </text:list>
                                </text:list-item>
                              </text:list>
                            </text:list-item>
                          </text:list>
                        </text:list-item>
                      </text:list>
                    </text:list-item>
                  </text:list>
                </text:list-item>
              </text:list>
            </text:list-item>
          </text:list>
          <text:list text:style-name="ML3">
            <text:list-item>
              <text:p text:style-name="MP7"><text:span text:style-name="MT3">Ninth Outline LevelEdit Master text styles</text:span></text:p>
            </text:list-item>
          </text:list>
          <text:list text:style-name="ML4">
            <text:list-item>
              <text:list>
                <text:list-item>
                  <text:p text:style-name="MP8"><text:span text:style-name="MT4">Second level</text:span></text:p>
                </text:list-item>
              </text:list>
            </text:list-item>
          </text:list>
          <text:list text:style-name="ML5">
            <text:list-item>
              <text:list>
                <text:list-item>
                  <text:list>
                    <text:list-item>
                      <text:p text:style-name="MP8"><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3" draw:text-style-name="MP10" draw:layer="backgroundobjects" svg:width="7.619cm" svg:height="1.013cm" svg:x="20.714cm" svg:y="16.342cm" presentation:class="date-time" presentation:user-transformed="true">
        <draw:text-box>
          <text:p text:style-name="MP9"><text:span text:style-name="MT5"><text:date style:data-style-name="D1" text:date-value="2019-10-24">10/24/19</text:date></text:span></text:p>
        </draw:text-box>
      </draw:frame>
      <draw:frame draw:name="Footer Placeholder 4" presentation:style-name="Mpr3" draw:text-style-name="MP11" draw:layer="backgroundobjects" svg:width="17.33cm" svg:height="1.013cm" svg:x="3.171cm" svg:y="16.342cm" presentation:class="footer" presentation:user-transformed="true">
        <draw:text-box>
          <text:p/>
        </draw:text-box>
      </draw:frame>
      <draw:frame draw:name="Slide Number Placeholder 5" presentation:style-name="Mpr3" draw:text-style-name="MP12" draw:layer="backgroundobjects" svg:width="2.141cm" svg:height="1.013cm" svg:x="28.545cm" svg:y="16.342cm" presentation:class="page-number" presentation:user-transformed="true">
        <draw:text-box>
          <text:p text:style-name="MP9"><text:span text:style-name="MT5"><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2" draw:style-name="Mgr3" draw:text-style-name="MP3" draw:layer="backgroundobjects" svg:width="33.866cm" svg:height="19.049cm" svg:x="0cm" svg:y="0cm">
        <draw:image xlink:href="Pictures/1000020100000780000004383DE2BD1C.png" xlink:type="simple" xlink:show="embed" xlink:actuate="onLoad">
          <text:p/>
        </draw:image>
      </draw:frame>
      <draw:g draw:name="Group 7">
        <draw:g draw:name="Group 8">
          <draw:custom-shape draw:name="Rectangle 5" draw:style-name="Mgr4" draw:text-style-name="MP4" draw:layer="layout" svg:width="0.065cm" svg:height="6.058cm" svg:x="0.318cm" svg:y="0.013cm">
            <text:p/>
            <draw:enhanced-geometry svg:viewBox="0 0 21600 21600" draw:type="rectangle" draw:enhanced-path="M 0 0 L 21600 0 21600 21600 0 21600 0 0 Z N"/>
          </draw:custom-shape>
          <draw:custom-shape draw:name="Freeform 6" draw:style-name="Mgr4" draw:text-style-name="MP4" draw:layer="layout" svg:width="0.528cm" svg:height="0.528cm" svg:x="0.093cm" svg:y="6.046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7" draw:style-name="Mgr4" draw:text-style-name="MP4" draw:layer="layout" svg:width="0.528cm" svg:height="0.524cm" svg:x="0.079cm" svg:y="11.17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8" draw:style-name="Mgr4" draw:text-style-name="MP4" draw:layer="layout" svg:width="1.026cm" svg:height="5.03cm" svg:x="0.556cm" svg:y="0.013cm">
            <text:p/>
            <draw:enhanced-geometry draw:mirror-horizontal="false" draw:mirror-vertical="false" svg:viewBox="0 0 233 1141" draw:type="non-primitive" draw:enhanced-path="M 218 1141 L 0 626 0 0 15 0 15 623 233 1135 218 1141 Z N">
              <draw:equation draw:name="f0" draw:formula="width"/>
              <draw:equation draw:name="f1" draw:formula="height"/>
            </draw:enhanced-geometry>
          </draw:custom-shape>
          <draw:custom-shape draw:name="Freeform 9" draw:style-name="Mgr4" draw:text-style-name="MP4" draw:layer="layout" svg:width="0.528cm" svg:height="0.524cm" svg:x="1.398cm" svg:y="5.005cm">
            <text:p/>
            <draw:enhanced-geometry draw:mirror-horizontal="false" draw:mirror-vertical="false" svg:viewBox="0 0 40 40" draw:type="non-primitive" draw:enhanced-path="M 20 40 C 9 40 0 31 0 20 0 9 9 0 20 0 33 0 40 6 40 20 40 31 31 40 20 40 Z M 20 4 C 11 4 4 11 4 20 4 29 11 36 20 36 28 36 36 29 36 20 36 9 31 4 20 4 Z N">
              <draw:equation draw:name="f0" draw:formula="width"/>
              <draw:equation draw:name="f1" draw:formula="height"/>
            </draw:enhanced-geometry>
          </draw:custom-shape>
          <draw:custom-shape draw:name="Freeform 10" draw:style-name="Mgr4" draw:text-style-name="MP4" draw:layer="layout" svg:width="1.026cm" svg:height="3.972cm" svg:x="0.794cm" svg:y="0.013cm">
            <text:p/>
            <draw:enhanced-geometry draw:mirror-horizontal="false" draw:mirror-vertical="false" svg:viewBox="0 0 233 901" draw:type="non-primitive" draw:enhanced-path="M 221 901 L 0 383 0 0 18 0 18 380 233 895 221 901 Z N">
              <draw:equation draw:name="f0" draw:formula="width"/>
              <draw:equation draw:name="f1" draw:formula="height"/>
            </draw:enhanced-geometry>
          </draw:custom-shape>
          <draw:custom-shape draw:name="Freeform 11" draw:style-name="Mgr4" draw:text-style-name="MP4" draw:layer="layout" svg:width="0.422cm" svg:height="2.535cm" svg:x="1.517cm" svg:y="0cm">
            <text:p/>
            <draw:enhanced-geometry draw:mirror-horizontal="false" draw:mirror-vertical="false" svg:viewBox="0 0 96 575" draw:type="non-primitive" draw:enhanced-path="M 96 575 L 78 575 78 192 0 6 15 0 96 189 96 575 Z N">
              <draw:equation draw:name="f0" draw:formula="width"/>
              <draw:equation draw:name="f1" draw:formula="height"/>
            </draw:enhanced-geometry>
          </draw:custom-shape>
          <draw:custom-shape draw:name="Freeform 12" draw:style-name="Mgr4" draw:text-style-name="MP4" draw:layer="layout" svg:width="0.528cm" svg:height="0.528cm" svg:x="1.636cm" svg:y="3.947cm">
            <text:p/>
            <draw:enhanced-geometry draw:mirror-horizontal="false" draw:mirror-vertical="false" svg:viewBox="0 0 40 40" draw:type="non-primitive" draw:enhanced-path="M 20 40 C 9 40 0 31 0 20 0 9 9 0 20 0 33 0 40 7 40 20 40 31 31 40 20 40 Z M 20 4 C 11 4 4 11 4 20 4 29 11 36 20 36 29 36 36 29 36 20 36 9 31 4 20 4 Z N">
              <draw:equation draw:name="f0" draw:formula="width"/>
              <draw:equation draw:name="f1" draw:formula="height"/>
            </draw:enhanced-geometry>
          </draw:custom-shape>
          <draw:custom-shape draw:name="Freeform 13" draw:style-name="Mgr4" draw:text-style-name="MP4" draw:layer="layout" svg:width="0.528cm" svg:height="0.528cm" svg:x="1.636cm" svg:y="2.509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14" draw:style-name="Mgr4" draw:text-style-name="MP4" draw:layer="layout" svg:width="1.172cm" svg:height="1.463cm" svg:x="1.782cm" svg:y="0cm">
            <text:p/>
            <draw:enhanced-geometry draw:mirror-horizontal="false" draw:mirror-vertical="false" svg:viewBox="0 0 266 332" draw:type="non-primitive" draw:enhanced-path="M 257 332 L 48 123 0 6 15 0 63 114 266 320 257 332 Z N">
              <draw:equation draw:name="f0" draw:formula="width"/>
              <draw:equation draw:name="f1" draw:formula="height"/>
            </draw:enhanced-geometry>
          </draw:custom-shape>
          <draw:custom-shape draw:name="Freeform 15" draw:style-name="Mgr4" draw:text-style-name="MP4" draw:layer="layout" svg:width="0.449cm" svg:height="0.409cm" svg:x="2.835cm" svg:y="1.358cm">
            <text:p/>
            <draw:enhanced-geometry draw:mirror-horizontal="false" draw:mirror-vertical="false" svg:viewBox="0 0 34 31" draw:type="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width"/>
              <draw:equation draw:name="f1" draw:formula="height"/>
            </draw:enhanced-geometry>
          </draw:custom-shape>
          <draw:polygon draw:name="Line 16" draw:style-name="Mgr5" draw:text-style-name="MP3" draw:layer="layout" svg:width="0cm" svg:height="0cm" svg:x="-0.013cm" svg:y="0.026cm" svg:viewBox="0 0 0 0" draw:points="0,0">
            <text:p/>
          </draw:polygon>
          <draw:custom-shape draw:name="Freeform 17" draw:style-name="Mgr4" draw:text-style-name="MP4" draw:layer="layout" svg:width="0.343cm" svg:height="0.352cm" svg:x="0.026cm" svg:y="5.005cm">
            <text:p/>
            <draw:enhanced-geometry draw:mirror-horizontal="false" draw:mirror-vertical="false" svg:viewBox="0 0 78 80" draw:type="non-primitive" draw:enhanced-path="M 6 80 L 0 71 69 0 78 9 6 80 Z N">
              <draw:equation draw:name="f0" draw:formula="width"/>
              <draw:equation draw:name="f1" draw:formula="height"/>
            </draw:enhanced-geometry>
          </draw:custom-shape>
          <draw:custom-shape draw:name="Freeform 18" draw:style-name="Mgr4" draw:text-style-name="MP4" draw:layer="layout" svg:width="0.409cm" svg:height="1.335cm" svg:x="-0.026cm" svg:y="9.86cm">
            <text:p/>
            <draw:enhanced-geometry draw:mirror-horizontal="false" draw:mirror-vertical="false" svg:viewBox="0 0 93 303" draw:type="non-primitive" draw:enhanced-path="M 93 303 L 78 303 78 78 0 12 12 0 93 69 93 303 Z N">
              <draw:equation draw:name="f0" draw:formula="width"/>
              <draw:equation draw:name="f1" draw:formula="height"/>
            </draw:enhanced-geometry>
          </draw:custom-shape>
          <draw:custom-shape draw:name="Freeform 19" draw:style-name="Mgr4" draw:text-style-name="MP4" draw:layer="layout" svg:width="0.396cm" svg:height="1.322cm" svg:x="0.357cm" svg:y="3.841cm">
            <text:p/>
            <draw:enhanced-geometry draw:mirror-horizontal="false" draw:mirror-vertical="false" svg:viewBox="0 0 90 300" draw:type="non-primitive" draw:enhanced-path="M 90 300 L 78 300 78 84 0 9 9 0 90 81 90 300 Z N">
              <draw:equation draw:name="f0" draw:formula="width"/>
              <draw:equation draw:name="f1" draw:formula="height"/>
            </draw:enhanced-geometry>
          </draw:custom-shape>
          <draw:custom-shape draw:name="Freeform 20" draw:style-name="Mgr4" draw:text-style-name="MP4" draw:layer="layout" svg:width="0.317cm" svg:height="0.299cm" svg:x="0.569cm" svg:y="5.137cm">
            <text:p/>
            <draw:enhanced-geometry draw:mirror-horizontal="false" draw:mirror-vertical="false" svg:viewBox="0 0 24 23" draw:type="non-primitive" draw:enhanced-path="M 12 23 C 6 23 0 18 0 12 0 5 6 0 12 0 18 0 24 5 24 12 24 18 18 23 12 23 Z M 12 4 C 8 4 4 8 4 12 4 16 8 19 12 19 16 19 20 16 20 12 20 8 16 4 12 4 Z N">
              <draw:equation draw:name="f0" draw:formula="width"/>
              <draw:equation draw:name="f1" draw:formula="height"/>
            </draw:enhanced-geometry>
          </draw:custom-shape>
          <draw:custom-shape draw:name="Rectangle 21" draw:style-name="Mgr4" draw:text-style-name="MP4" draw:layer="layout" svg:width="0.065cm" svg:height="6.058cm" svg:x="0.37cm" svg:y="12.951cm">
            <text:p/>
            <draw:enhanced-geometry svg:viewBox="0 0 21600 21600" draw:type="rectangle" draw:enhanced-path="M 0 0 L 21600 0 21600 21600 0 21600 0 0 Z N"/>
          </draw:custom-shape>
          <draw:custom-shape draw:name="Freeform 22" draw:style-name="Mgr4" draw:text-style-name="MP4" draw:layer="layout" svg:width="1.026cm" svg:height="5.004cm" svg:x="0.622cm" svg:y="14.005cm">
            <text:p/>
            <draw:enhanced-geometry draw:mirror-horizontal="false" draw:mirror-vertical="false" svg:viewBox="0 0 233 1135" draw:type="non-primitive" draw:enhanced-path="M 15 1135 L 0 1135 0 515 0 512 218 0 233 6 15 518 15 1135 Z N">
              <draw:equation draw:name="f0" draw:formula="width"/>
              <draw:equation draw:name="f1" draw:formula="height"/>
            </draw:enhanced-geometry>
          </draw:custom-shape>
          <draw:custom-shape draw:name="Freeform 23" draw:style-name="Mgr4" draw:text-style-name="MP4" draw:layer="layout" svg:width="0.528cm" svg:height="0.528cm" svg:x="0.146cm" svg:y="12.449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24" draw:style-name="Mgr4" draw:text-style-name="MP4" draw:layer="layout" svg:width="0.237cm" svg:height="3.377cm" svg:x="-0.04cm" svg:y="15.632cm">
            <text:p/>
            <draw:enhanced-geometry draw:mirror-horizontal="false" draw:mirror-vertical="false" svg:viewBox="0 0 54 766" draw:type="non-primitive" draw:enhanced-path="M 54 766 L 36 766 36 149 0 3 18 0 54 146 54 766 Z N">
              <draw:equation draw:name="f0" draw:formula="width"/>
              <draw:equation draw:name="f1" draw:formula="height"/>
            </draw:enhanced-geometry>
          </draw:custom-shape>
          <draw:custom-shape draw:name="Freeform 25" draw:style-name="Mgr4" draw:text-style-name="MP4" draw:layer="layout" svg:width="0.528cm" svg:height="0.524cm" svg:x="1.464cm" svg:y="13.52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26" draw:style-name="Mgr4" draw:text-style-name="MP4" draw:layer="layout" svg:width="1.04cm" svg:height="3.959cm" svg:x="0.86cm" svg:y="15.064cm">
            <text:p/>
            <draw:enhanced-geometry draw:mirror-horizontal="false" draw:mirror-vertical="false" svg:viewBox="0 0 236 898" draw:type="non-primitive" draw:enhanced-path="M 18 898 L 0 898 0 515 3 512 221 0 236 6 18 518 18 898 Z N">
              <draw:equation draw:name="f0" draw:formula="width"/>
              <draw:equation draw:name="f1" draw:formula="height"/>
            </draw:enhanced-geometry>
          </draw:custom-shape>
          <draw:custom-shape draw:name="Freeform 27" draw:style-name="Mgr4" draw:text-style-name="MP4" draw:layer="layout" svg:width="0.422cm" svg:height="2.535cm" svg:x="1.583cm" svg:y="16.514cm">
            <text:p/>
            <draw:enhanced-geometry draw:mirror-horizontal="false" draw:mirror-vertical="false" svg:viewBox="0 0 96 575" draw:type="non-primitive" draw:enhanced-path="M 15 575 L 0 569 81 383 81 0 96 0 96 386 15 575 Z N">
              <draw:equation draw:name="f0" draw:formula="width"/>
              <draw:equation draw:name="f1" draw:formula="height"/>
            </draw:enhanced-geometry>
          </draw:custom-shape>
          <draw:custom-shape draw:name="Freeform 28" draw:style-name="Mgr4" draw:text-style-name="MP4" draw:layer="layout" svg:width="0.528cm" svg:height="0.528cm" svg:x="1.702cm" svg:y="14.574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29" draw:style-name="Mgr4" draw:text-style-name="MP4" draw:layer="layout" svg:width="0.528cm" svg:height="0.528cm" svg:x="1.702cm" svg:y="16.012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30" draw:style-name="Mgr4" draw:text-style-name="MP4" draw:layer="layout" svg:width="1.159cm" svg:height="1.437cm" svg:x="1.861cm" svg:y="17.586cm">
            <text:p/>
            <draw:enhanced-geometry draw:mirror-horizontal="false" draw:mirror-vertical="false" svg:viewBox="0 0 263 326" draw:type="non-primitive" draw:enhanced-path="M 15 326 L 0 320 45 206 48 206 254 0 263 12 60 215 15 326 Z N">
              <draw:equation draw:name="f0" draw:formula="width"/>
              <draw:equation draw:name="f1" draw:formula="height"/>
            </draw:enhanced-geometry>
          </draw:custom-shape>
          <draw:custom-shape draw:name="Freeform 31" draw:style-name="Mgr4" draw:text-style-name="MP4" draw:layer="layout" svg:width="0.436cm" svg:height="0.409cm" svg:x="2.915cm" svg:y="17.282cm">
            <text:p/>
            <draw:enhanced-geometry draw:mirror-horizontal="false" draw:mirror-vertical="false" svg:viewBox="0 0 33 31" draw:type="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width"/>
              <draw:equation draw:name="f1" draw:formula="height"/>
            </draw:enhanced-geometry>
          </draw:custom-shape>
        </draw:g>
        <draw:g draw:name="Group 9">
          <draw:custom-shape draw:name="Freeform 32" draw:style-name="Mgr4" draw:text-style-name="MP4" draw:layer="layout" svg:width="1.159cm" svg:height="1.423cm" svg:x="31.9cm" svg:y="0cm">
            <text:p/>
            <draw:enhanced-geometry draw:mirror-horizontal="false" draw:mirror-vertical="false" svg:viewBox="0 0 263 323" draw:type="non-primitive" draw:enhanced-path="M 12 323 L 0 314 203 108 248 0 263 6 218 117 218 117 12 323 Z N">
              <draw:equation draw:name="f0" draw:formula="width"/>
              <draw:equation draw:name="f1" draw:formula="height"/>
            </draw:enhanced-geometry>
          </draw:custom-shape>
          <draw:custom-shape draw:name="Freeform 33" draw:style-name="Mgr4" draw:text-style-name="MP4" draw:layer="layout" svg:width="0.436cm" svg:height="0.422cm" svg:x="31.569cm" svg:y="1.319cm">
            <text:p/>
            <draw:enhanced-geometry draw:mirror-horizontal="false" draw:mirror-vertical="false" svg:viewBox="0 0 33 32" draw:type="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width"/>
              <draw:equation draw:name="f1" draw:formula="height"/>
            </draw:enhanced-geometry>
          </draw:custom-shape>
          <draw:custom-shape draw:name="Freeform 34" draw:style-name="Mgr4" draw:text-style-name="MP4" draw:layer="layout" svg:width="0.524cm" svg:height="0.528cm" svg:x="32.31cm" svg:y="4.277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35" draw:style-name="Mgr4" draw:text-style-name="MP4" draw:layer="layout" svg:width="0.828cm" svg:height="3.205cm" svg:x="32.032cm" svg:y="15.818cm">
            <text:p/>
            <draw:enhanced-geometry draw:mirror-horizontal="false" draw:mirror-vertical="false" svg:viewBox="0 0 188 727" draw:type="non-primitive" draw:enhanced-path="M 15 727 L 0 727 0 407 0 407 176 0 188 6 15 410 15 727 Z N">
              <draw:equation draw:name="f0" draw:formula="width"/>
              <draw:equation draw:name="f1" draw:formula="height"/>
            </draw:enhanced-geometry>
          </draw:custom-shape>
          <draw:custom-shape draw:name="Freeform 36" draw:style-name="Mgr4" draw:text-style-name="MP4" draw:layer="layout" svg:width="0.436cm" svg:height="0.431cm" svg:x="32.703cm" svg:y="15.421cm">
            <text:p/>
            <draw:enhanced-geometry draw:mirror-horizontal="false" draw:mirror-vertical="false" svg:viewBox="0 0 33 33" draw:type="non-primitive" draw:enhanced-path="M 17 33 C 8 33 0 25 0 16 0 7 8 0 17 0 26 0 33 7 33 16 33 25 26 33 17 33 Z M 17 4 C 10 4 4 9 4 16 4 23 10 29 17 29 23 29 29 23 29 16 29 9 23 4 17 4 Z N">
              <draw:equation draw:name="f0" draw:formula="width"/>
              <draw:equation draw:name="f1" draw:formula="height"/>
            </draw:enhanced-geometry>
          </draw:custom-shape>
          <draw:custom-shape draw:name="Freeform 37" draw:style-name="Mgr4" draw:text-style-name="MP4" draw:layer="layout" svg:width="0.846cm" svg:height="4.29cm" svg:x="32.531cm" svg:y="0.013cm">
            <text:p/>
            <draw:enhanced-geometry draw:mirror-horizontal="false" draw:mirror-vertical="false" svg:viewBox="0 0 192 973" draw:type="non-primitive" draw:enhanced-path="M 15 973 L 0 973 0 790 174 614 174 0 192 0 192 620 15 796 15 973 Z N">
              <draw:equation draw:name="f0" draw:formula="width"/>
              <draw:equation draw:name="f1" draw:formula="height"/>
            </draw:enhanced-geometry>
          </draw:custom-shape>
          <draw:custom-shape draw:name="Freeform 38" draw:style-name="Mgr4" draw:text-style-name="MP4" draw:layer="layout" svg:width="0.524cm" svg:height="0.524cm" svg:x="32.323cm" svg:y="13.52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39" draw:style-name="Mgr4" draw:text-style-name="MP4" draw:layer="layout" svg:width="0.854cm" svg:height="5.004cm" svg:x="31.781cm" svg:y="14.019cm">
            <text:p/>
            <draw:enhanced-geometry draw:mirror-horizontal="false" draw:mirror-vertical="false" svg:viewBox="0 0 194 1135" draw:type="non-primitive" draw:enhanced-path="M 18 1135 L 0 1135 0 354 176 177 176 0 194 0 194 183 18 360 18 1135 Z N">
              <draw:equation draw:name="f0" draw:formula="width"/>
              <draw:equation draw:name="f1" draw:formula="height"/>
            </draw:enhanced-geometry>
          </draw:custom-shape>
          <draw:custom-shape draw:name="Freeform 40" draw:style-name="Mgr4" draw:text-style-name="MP4" draw:layer="layout" svg:width="0.528cm" svg:height="0.524cm" svg:x="32.914cm" svg:y="17.824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Rectangle 41" draw:style-name="Mgr4" draw:text-style-name="MP4" draw:layer="layout" svg:width="0.065cm" svg:height="0.7cm" svg:x="33.166cm" svg:y="18.322cm">
            <text:p/>
            <draw:enhanced-geometry svg:viewBox="0 0 21600 21600" draw:type="rectangle" draw:enhanced-path="M 0 0 L 21600 0 21600 21600 0 21600 0 0 Z N"/>
          </draw:custom-shape>
        </draw:g>
      </draw:g>
      <draw:frame draw:name="Picture 2" draw:style-name="Mgr3" draw:text-style-name="MP3" draw:layer="backgroundobjects" svg:width="33.866cm" svg:height="19.049cm" svg:x="0cm" svg:y="0cm">
        <draw:image xlink:href="Pictures/1000020100000780000004383DE2BD1C.png" xlink:type="simple" xlink:show="embed" xlink:actuate="onLoad">
          <text:p/>
        </draw:image>
      </draw:frame>
      <draw:g draw:name="Group 10">
        <draw:custom-shape draw:name="Rectangle 5" draw:style-name="Mgr4" draw:text-style-name="MP4" draw:layer="layout" svg:width="0.065cm" svg:height="6.058cm" svg:x="3.36cm" svg:y="0.013cm">
          <text:p/>
          <draw:enhanced-geometry svg:viewBox="0 0 21600 21600" draw:type="rectangle" draw:enhanced-path="M 0 0 L 21600 0 21600 21600 0 21600 0 0 Z N"/>
        </draw:custom-shape>
        <draw:custom-shape draw:name="Freeform 6" draw:style-name="Mgr4" draw:text-style-name="MP4" draw:layer="layout" svg:width="0.528cm" svg:height="0.528cm" svg:x="3.135cm" svg:y="6.046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7" draw:style-name="Mgr4" draw:text-style-name="MP4" draw:layer="layout" svg:width="0.528cm" svg:height="0.524cm" svg:x="3.122cm" svg:y="11.17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Rectangle 8" draw:style-name="Mgr4" draw:text-style-name="MP4" draw:layer="layout" svg:width="0.078cm" svg:height="12.448cm" svg:x="1.151cm" svg:y="0.026cm">
          <text:p/>
          <draw:enhanced-geometry svg:viewBox="0 0 21600 21600" draw:type="rectangle" draw:enhanced-path="M 0 0 L 21600 0 21600 21600 0 21600 0 0 Z N"/>
        </draw:custom-shape>
        <draw:custom-shape draw:name="Freeform 9" draw:style-name="Mgr4" draw:text-style-name="MP4" draw:layer="layout" svg:width="0.528cm" svg:height="0.528cm" svg:x="0.926cm" svg:y="12.449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10" draw:style-name="Mgr4" draw:text-style-name="MP4" draw:layer="layout" svg:width="0.422cm" svg:height="2.521cm" svg:x="0.529cm" svg:y="0.026cm">
          <text:p/>
          <draw:enhanced-geometry draw:mirror-horizontal="false" draw:mirror-vertical="false" svg:viewBox="0 0 96 572" draw:type="non-primitive" draw:enhanced-path="M 15 572 L 0 566 81 380 81 0 96 0 96 383 15 572 Z N">
            <draw:equation draw:name="f0" draw:formula="width"/>
            <draw:equation draw:name="f1" draw:formula="height"/>
          </draw:enhanced-geometry>
        </draw:custom-shape>
        <draw:custom-shape draw:name="Freeform 11" draw:style-name="Mgr4" draw:text-style-name="MP4" draw:layer="layout" svg:width="1.044cm" svg:height="5.004cm" svg:x="3.585cm" svg:y="0.04cm">
          <text:p/>
          <draw:enhanced-geometry draw:mirror-horizontal="false" draw:mirror-vertical="false" svg:viewBox="0 0 237 1135" draw:type="non-primitive" draw:enhanced-path="M 222 1135 L 0 620 0 0 18 0 18 617 237 1129 222 1135 Z N">
            <draw:equation draw:name="f0" draw:formula="width"/>
            <draw:equation draw:name="f1" draw:formula="height"/>
          </draw:enhanced-geometry>
        </draw:custom-shape>
        <draw:custom-shape draw:name="Freeform 12" draw:style-name="Mgr4" draw:text-style-name="MP4" draw:layer="layout" svg:width="0.528cm" svg:height="0.524cm" svg:x="4.445cm" svg:y="5.005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13" draw:style-name="Mgr4" draw:text-style-name="MP4" draw:layer="layout" svg:width="1.031cm" svg:height="3.959cm" svg:x="3.836cm" svg:y="0.026cm">
          <text:p/>
          <draw:enhanced-geometry draw:mirror-horizontal="false" draw:mirror-vertical="false" svg:viewBox="0 0 234 898" draw:type="non-primitive" draw:enhanced-path="M 219 898 L 0 383 0 0 15 0 15 380 234 892 219 898 Z N">
            <draw:equation draw:name="f0" draw:formula="width"/>
            <draw:equation draw:name="f1" draw:formula="height"/>
          </draw:enhanced-geometry>
        </draw:custom-shape>
        <draw:custom-shape draw:name="Freeform 14" draw:style-name="Mgr4" draw:text-style-name="MP4" draw:layer="layout" svg:width="0.422cm" svg:height="2.535cm" svg:x="4.564cm" svg:y="0cm">
          <text:p/>
          <draw:enhanced-geometry draw:mirror-horizontal="false" draw:mirror-vertical="false" svg:viewBox="0 0 96 575" draw:type="non-primitive" draw:enhanced-path="M 96 575 L 78 575 78 192 0 6 15 0 96 189 96 575 Z N">
            <draw:equation draw:name="f0" draw:formula="width"/>
            <draw:equation draw:name="f1" draw:formula="height"/>
          </draw:enhanced-geometry>
        </draw:custom-shape>
        <draw:custom-shape draw:name="Freeform 15" draw:style-name="Mgr4" draw:text-style-name="MP4" draw:layer="layout" svg:width="0.528cm" svg:height="0.528cm" svg:x="4.683cm" svg:y="3.947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16" draw:style-name="Mgr4" draw:text-style-name="MP4" draw:layer="layout" svg:width="0.528cm" svg:height="0.528cm" svg:x="4.683cm" svg:y="2.509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17" draw:style-name="Mgr4" draw:text-style-name="MP4" draw:layer="layout" svg:width="1.163cm" svg:height="1.45cm" svg:x="4.842cm" svg:y="0.013cm">
          <text:p/>
          <draw:enhanced-geometry draw:mirror-horizontal="false" draw:mirror-vertical="false" svg:viewBox="0 0 264 329" draw:type="non-primitive" draw:enhanced-path="M 252 329 L 45 120 0 6 15 0 60 111 264 317 252 329 Z N">
            <draw:equation draw:name="f0" draw:formula="width"/>
            <draw:equation draw:name="f1" draw:formula="height"/>
          </draw:enhanced-geometry>
        </draw:custom-shape>
        <draw:custom-shape draw:name="Freeform 18" draw:style-name="Mgr4" draw:text-style-name="MP4" draw:layer="layout" svg:width="0.449cm" svg:height="0.409cm" svg:x="5.887cm" svg:y="1.358cm">
          <text:p/>
          <draw:enhanced-geometry draw:mirror-horizontal="false" draw:mirror-vertical="false" svg:viewBox="0 0 34 31" draw:type="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width"/>
            <draw:equation draw:name="f1" draw:formula="height"/>
          </draw:enhanced-geometry>
        </draw:custom-shape>
        <draw:custom-shape draw:name="Freeform 19" draw:style-name="Mgr4" draw:text-style-name="MP4" draw:layer="layout" svg:width="0.422cm" svg:height="2.521cm" svg:x="2.646cm" svg:y="0.013cm">
          <text:p/>
          <draw:enhanced-geometry draw:mirror-horizontal="false" draw:mirror-vertical="false" svg:viewBox="0 0 96 572" draw:type="non-primitive" draw:enhanced-path="M 15 572 L 0 572 0 189 81 0 96 6 15 192 15 572 Z N">
            <draw:equation draw:name="f0" draw:formula="width"/>
            <draw:equation draw:name="f1" draw:formula="height"/>
          </draw:enhanced-geometry>
        </draw:custom-shape>
        <draw:custom-shape draw:name="Freeform 20" draw:style-name="Mgr4" draw:text-style-name="MP4" draw:layer="layout" svg:width="0.528cm" svg:height="0.528cm" svg:x="2.408cm" svg:y="2.509cm">
          <text:p/>
          <draw:enhanced-geometry draw:mirror-horizontal="false" draw:mirror-vertical="false" svg:viewBox="0 0 40 40" draw:type="non-primitive" draw:enhanced-path="M 20 40 C 9 40 0 31 0 20 0 9 9 0 20 0 31 0 40 9 40 20 40 31 31 40 20 40 Z M 20 4 C 11 4 4 12 4 20 4 29 11 36 20 36 29 36 36 29 36 20 36 12 29 4 20 4 Z N">
            <draw:equation draw:name="f0" draw:formula="width"/>
            <draw:equation draw:name="f1" draw:formula="height"/>
          </draw:enhanced-geometry>
        </draw:custom-shape>
        <draw:custom-shape draw:name="Freeform 21" draw:style-name="Mgr4" draw:text-style-name="MP4" draw:layer="layout" svg:width="0.528cm" svg:height="0.528cm" svg:x="2.474cm" svg:y="4.317cm">
          <text:p/>
          <draw:enhanced-geometry draw:mirror-horizontal="false" draw:mirror-vertical="false" svg:viewBox="0 0 40 40" draw:type="non-primitive" draw:enhanced-path="M 20 40 C 9 40 0 31 0 20 0 9 9 0 20 0 31 0 40 9 40 20 40 31 31 40 20 40 Z M 20 4 C 11 4 4 11 4 20 4 28 11 36 20 36 29 36 36 28 36 20 36 11 29 4 20 4 Z N">
            <draw:equation draw:name="f0" draw:formula="width"/>
            <draw:equation draw:name="f1" draw:formula="height"/>
          </draw:enhanced-geometry>
        </draw:custom-shape>
        <draw:custom-shape draw:name="Freeform 22" draw:style-name="Mgr4" draw:text-style-name="MP4" draw:layer="layout" svg:width="0.938cm" svg:height="3.377cm" svg:x="2.051cm" svg:y="15.619cm">
          <text:p/>
          <draw:enhanced-geometry draw:mirror-horizontal="false" draw:mirror-vertical="false" svg:viewBox="0 0 213 766" draw:type="non-primitive" draw:enhanced-path="M 213 766 L 195 766 195 464 0 6 12 0 213 461 213 766 Z N">
            <draw:equation draw:name="f0" draw:formula="width"/>
            <draw:equation draw:name="f1" draw:formula="height"/>
          </draw:enhanced-geometry>
        </draw:custom-shape>
        <draw:custom-shape draw:name="Freeform 23" draw:style-name="Mgr4" draw:text-style-name="MP4" draw:layer="layout" svg:width="0.436cm" svg:height="0.436cm" svg:x="1.799cm" svg:y="15.222cm">
          <text:p/>
          <draw:enhanced-geometry draw:mirror-horizontal="false" draw:mirror-vertical="false" svg:viewBox="0 0 33 33" draw:type="non-primitive" draw:enhanced-path="M 17 33 C 8 33 0 26 0 17 0 8 8 0 17 0 26 0 33 8 33 17 33 26 26 33 17 33 Z M 17 4 C 10 4 4 10 4 17 4 24 10 29 17 29 23 29 29 24 29 17 29 10 23 4 17 4 Z N">
            <draw:equation draw:name="f0" draw:formula="width"/>
            <draw:equation draw:name="f1" draw:formula="height"/>
          </draw:enhanced-geometry>
        </draw:custom-shape>
        <draw:custom-shape draw:name="Freeform 24" draw:style-name="Mgr4" draw:text-style-name="MP4" draw:layer="layout" svg:width="0.528cm" svg:height="0.528cm" svg:x="0.185cm" svg:y="2.509cm">
          <text:p/>
          <draw:enhanced-geometry draw:mirror-horizontal="false" draw:mirror-vertical="false" svg:viewBox="0 0 40 40" draw:type="non-primitive" draw:enhanced-path="M 20 40 C 9 40 0 31 0 20 0 9 9 0 20 0 32 0 40 9 40 20 40 31 32 40 20 40 Z M 20 4 C 12 4 4 12 4 20 4 29 12 36 20 36 29 36 36 29 36 20 36 12 29 4 20 4 Z N">
            <draw:equation draw:name="f0" draw:formula="width"/>
            <draw:equation draw:name="f1" draw:formula="height"/>
          </draw:enhanced-geometry>
        </draw:custom-shape>
        <draw:custom-shape draw:name="Freeform 25" draw:style-name="Mgr4" draw:text-style-name="MP4" draw:layer="layout" svg:width="0.369cm" svg:height="0.74cm" svg:x="0cm" svg:y="10.826cm">
          <text:p/>
          <draw:enhanced-geometry draw:mirror-horizontal="false" draw:mirror-vertical="false" svg:viewBox="0 0 84 168" draw:type="non-primitive" draw:enhanced-path="M 69 168 L 0 6 12 0 84 162 69 168 Z N">
            <draw:equation draw:name="f0" draw:formula="width"/>
            <draw:equation draw:name="f1" draw:formula="height"/>
          </draw:enhanced-geometry>
        </draw:custom-shape>
        <draw:custom-shape draw:name="Freeform 26" draw:style-name="Mgr4" draw:text-style-name="MP4" draw:layer="layout" svg:width="0.528cm" svg:height="0.524cm" svg:x="0.185cm" svg:y="11.527cm">
          <text:p/>
          <draw:enhanced-geometry draw:mirror-horizontal="false" draw:mirror-vertical="false" svg:viewBox="0 0 40 40" draw:type="non-primitive" draw:enhanced-path="M 20 40 C 9 40 0 31 0 20 0 9 9 0 20 0 31 0 40 9 40 20 40 31 31 40 20 40 Z M 20 4 C 11 4 4 11 4 20 4 28 11 36 20 36 29 36 36 28 36 20 36 11 29 4 20 4 Z N">
            <draw:equation draw:name="f0" draw:formula="width"/>
            <draw:equation draw:name="f1" draw:formula="height"/>
          </draw:enhanced-geometry>
        </draw:custom-shape>
        <draw:custom-shape draw:name="Freeform 27" draw:style-name="Mgr4" draw:text-style-name="MP4" draw:layer="layout" svg:width="0.369cm" svg:height="0.749cm" svg:x="0cm" svg:y="4.568cm">
          <text:p/>
          <draw:enhanced-geometry draw:mirror-horizontal="false" draw:mirror-vertical="false" svg:viewBox="0 0 84 170" draw:type="non-primitive" draw:enhanced-path="M 12 170 L 0 164 69 0 84 6 12 170 Z N">
            <draw:equation draw:name="f0" draw:formula="width"/>
            <draw:equation draw:name="f1" draw:formula="height"/>
          </draw:enhanced-geometry>
        </draw:custom-shape>
        <draw:custom-shape draw:name="Freeform 28" draw:style-name="Mgr4" draw:text-style-name="MP4" draw:layer="layout" svg:width="0.528cm" svg:height="0.528cm" svg:x="0.185cm" svg:y="4.079cm">
          <text:p/>
          <draw:enhanced-geometry draw:mirror-horizontal="false" draw:mirror-vertical="false" svg:viewBox="0 0 40 40" draw:type="non-primitive" draw:enhanced-path="M 20 40 C 9 40 0 31 0 20 0 9 9 0 20 0 31 0 40 9 40 20 40 31 31 40 20 40 Z M 20 4 C 11 4 4 11 4 20 4 28 11 36 20 36 29 36 36 28 36 20 36 11 29 4 20 4 Z N">
            <draw:equation draw:name="f0" draw:formula="width"/>
            <draw:equation draw:name="f1" draw:formula="height"/>
          </draw:enhanced-geometry>
        </draw:custom-shape>
        <draw:custom-shape draw:name="Freeform 29" draw:style-name="Mgr4" draw:text-style-name="MP4" draw:layer="layout" svg:width="0.859cm" svg:height="4.329cm" svg:x="1.931cm" svg:y="0.013cm">
          <text:p/>
          <draw:enhanced-geometry draw:mirror-horizontal="false" draw:mirror-vertical="false" svg:viewBox="0 0 195 982" draw:type="non-primitive" draw:enhanced-path="M 195 982 L 177 982 177 805 0 629 0 0 18 0 18 623 195 796 195 982 Z N">
            <draw:equation draw:name="f0" draw:formula="width"/>
            <draw:equation draw:name="f1" draw:formula="height"/>
          </draw:enhanced-geometry>
        </draw:custom-shape>
        <draw:custom-shape draw:name="Freeform 30" draw:style-name="Mgr4" draw:text-style-name="MP4" draw:layer="layout" svg:width="0.528cm" svg:height="0.524cm" svg:x="0.159cm" svg:y="13.56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31" draw:style-name="Mgr4" draw:text-style-name="MP4" draw:layer="layout" svg:width="0.846cm" svg:height="4.938cm" svg:x="0.384cm" svg:y="14.058cm">
          <text:p/>
          <draw:enhanced-geometry draw:mirror-horizontal="false" draw:mirror-vertical="false" svg:viewBox="0 0 192 1120" draw:type="non-primitive" draw:enhanced-path="M 192 1120 L 177 1120 177 360 0 183 0 0 15 0 15 177 192 354 192 1120 Z N">
            <draw:equation draw:name="f0" draw:formula="width"/>
            <draw:equation draw:name="f1" draw:formula="height"/>
          </draw:enhanced-geometry>
        </draw:custom-shape>
        <draw:custom-shape draw:name="Freeform 32" draw:style-name="Mgr4" draw:text-style-name="MP4" draw:layer="layout" svg:width="0.528cm" svg:height="0.524cm" svg:x="1.561cm" svg:y="17.864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Rectangle 33" draw:style-name="Mgr4" draw:text-style-name="MP4" draw:layer="layout" svg:width="0.065cm" svg:height="0.674cm" svg:x="1.786cm" svg:y="18.362cm">
          <text:p/>
          <draw:enhanced-geometry svg:viewBox="0 0 21600 21600" draw:type="rectangle" draw:enhanced-path="M 0 0 L 21600 0 21600 21600 0 21600 0 0 Z N"/>
        </draw:custom-shape>
        <draw:custom-shape draw:name="Freeform 34" draw:style-name="Mgr4" draw:text-style-name="MP4" draw:layer="layout" svg:width="0.528cm" svg:height="0.524cm" svg:x="0.212cm" svg:y="17.864cm">
          <text:p/>
          <draw:enhanced-geometry draw:mirror-horizontal="false" draw:mirror-vertical="false" svg:viewBox="0 0 40 40" draw:type="non-primitive" draw:enhanced-path="M 20 40 C 9 40 0 31 0 20 0 9 9 0 20 0 32 0 40 9 40 20 40 31 32 40 20 40 Z M 20 4 C 12 4 4 11 4 20 4 29 12 36 20 36 29 36 36 29 36 20 36 11 29 4 20 4 Z N">
            <draw:equation draw:name="f0" draw:formula="width"/>
            <draw:equation draw:name="f1" draw:formula="height"/>
          </draw:enhanced-geometry>
        </draw:custom-shape>
        <draw:custom-shape draw:name="Freeform 35" draw:style-name="Mgr4" draw:text-style-name="MP4" draw:layer="layout" svg:width="0.528cm" svg:height="1.282cm" svg:x="0cm" svg:y="16.607cm">
          <text:p/>
          <draw:enhanced-geometry draw:mirror-horizontal="false" draw:mirror-vertical="false" svg:viewBox="0 0 120 291" draw:type="non-primitive" draw:enhanced-path="M 120 291 L 105 291 105 114 0 9 12 0 120 108 120 291 Z N">
            <draw:equation draw:name="f0" draw:formula="width"/>
            <draw:equation draw:name="f1" draw:formula="height"/>
          </draw:enhanced-geometry>
        </draw:custom-shape>
        <draw:custom-shape draw:name="Freeform 36" draw:style-name="Mgr4" draw:text-style-name="MP4" draw:layer="layout" svg:width="0.594cm" svg:height="2.098cm" svg:x="2.818cm" svg:y="5.005cm">
          <text:p/>
          <draw:enhanced-geometry draw:mirror-horizontal="false" draw:mirror-vertical="false" svg:viewBox="0 0 135 476" draw:type="non-primitive" draw:enhanced-path="M 12 476 L 0 476 0 128 126 0 135 9 12 131 12 476 Z N">
            <draw:equation draw:name="f0" draw:formula="width"/>
            <draw:equation draw:name="f1" draw:formula="height"/>
          </draw:enhanced-geometry>
        </draw:custom-shape>
        <draw:custom-shape draw:name="Freeform 37" draw:style-name="Mgr4" draw:text-style-name="MP4" draw:layer="layout" svg:width="0.462cm" svg:height="0.444cm" svg:x="2.606cm" svg:y="7.078cm">
          <text:p/>
          <draw:enhanced-geometry draw:mirror-horizontal="false" draw:mirror-vertical="false" svg:viewBox="0 0 35 34" draw:type="non-primitive" draw:enhanced-path="M 18 34 C 8 34 0 26 0 17 0 7 8 0 18 0 27 0 35 7 35 17 35 26 27 34 18 34 Z M 18 4 C 10 4 4 10 4 17 4 24 10 30 18 30 25 30 31 24 31 17 31 10 25 4 18 4 Z N">
            <draw:equation draw:name="f0" draw:formula="width"/>
            <draw:equation draw:name="f1" draw:formula="height"/>
          </draw:enhanced-geometry>
        </draw:custom-shape>
        <draw:custom-shape draw:name="Freeform 38" draw:style-name="Mgr4" draw:text-style-name="MP4" draw:layer="layout" svg:width="1.772cm" svg:height="11.182cm" svg:x="1.654cm" svg:y="0.013cm">
          <text:p/>
          <draw:enhanced-geometry draw:mirror-horizontal="false" draw:mirror-vertical="false" svg:viewBox="0 0 402 2536" draw:type="non-primitive" draw:enhanced-path="M 402 2536 L 387 2536 387 2311 0 1925 0 0 15 0 15 1916 402 2302 402 2536 Z N">
            <draw:equation draw:name="f0" draw:formula="width"/>
            <draw:equation draw:name="f1" draw:formula="height"/>
          </draw:enhanced-geometry>
        </draw:custom-shape>
        <draw:custom-shape draw:name="Freeform 39" draw:style-name="Mgr4" draw:text-style-name="MP4" draw:layer="layout" svg:width="0.396cm" svg:height="1.322cm" svg:x="3.4cm" svg:y="3.841cm">
          <text:p/>
          <draw:enhanced-geometry draw:mirror-horizontal="false" draw:mirror-vertical="false" svg:viewBox="0 0 90 300" draw:type="non-primitive" draw:enhanced-path="M 90 300 L 78 300 78 84 0 9 9 0 90 81 90 300 Z N">
            <draw:equation draw:name="f0" draw:formula="width"/>
            <draw:equation draw:name="f1" draw:formula="height"/>
          </draw:enhanced-geometry>
        </draw:custom-shape>
        <draw:custom-shape draw:name="Freeform 40" draw:style-name="Mgr4" draw:text-style-name="MP4" draw:layer="layout" svg:width="0.303cm" svg:height="0.299cm" svg:x="3.612cm" svg:y="5.137cm">
          <text:p/>
          <draw:enhanced-geometry draw:mirror-horizontal="false" draw:mirror-vertical="false" svg:viewBox="0 0 23 23" draw:type="non-primitive" draw:enhanced-path="M 12 23 C 5 23 0 18 0 12 0 5 5 0 12 0 18 0 23 5 23 12 23 18 18 23 12 23 Z M 12 4 C 8 4 4 8 4 12 4 16 8 19 12 19 16 19 19 16 19 12 19 8 16 4 12 4 Z N">
            <draw:equation draw:name="f0" draw:formula="width"/>
            <draw:equation draw:name="f1" draw:formula="height"/>
          </draw:enhanced-geometry>
        </draw:custom-shape>
        <draw:custom-shape draw:name="Freeform 41" draw:style-name="Mgr4" draw:text-style-name="MP4" draw:layer="layout" svg:width="0.396cm" svg:height="1.318cm" svg:x="0.781cm" svg:y="9.494cm">
          <text:p/>
          <draw:enhanced-geometry draw:mirror-horizontal="false" draw:mirror-vertical="false" svg:viewBox="0 0 90 299" draw:type="non-primitive" draw:enhanced-path="M 12 299 L 0 299 0 80 81 0 90 8 12 83 12 299 Z N">
            <draw:equation draw:name="f0" draw:formula="width"/>
            <draw:equation draw:name="f1" draw:formula="height"/>
          </draw:enhanced-geometry>
        </draw:custom-shape>
        <draw:custom-shape draw:name="Freeform 42" draw:style-name="Mgr4" draw:text-style-name="MP4" draw:layer="layout" svg:width="0.303cm" svg:height="0.303cm" svg:x="0.661cm" svg:y="10.786cm">
          <text:p/>
          <draw:enhanced-geometry draw:mirror-horizontal="false" draw:mirror-vertical="false" svg:viewBox="0 0 23 23" draw:type="non-primitive" draw:enhanced-path="M 11 23 C 5 23 0 18 0 12 0 5 5 0 11 0 17 0 23 5 23 12 23 18 17 23 11 23 Z M 11 4 C 7 4 4 8 4 12 4 16 7 19 11 19 15 19 19 16 19 12 19 8 15 4 11 4 Z N">
            <draw:equation draw:name="f0" draw:formula="width"/>
            <draw:equation draw:name="f1" draw:formula="height"/>
          </draw:enhanced-geometry>
        </draw:custom-shape>
        <draw:custom-shape draw:name="Freeform 43" draw:style-name="Mgr4" draw:text-style-name="MP4" draw:layer="layout" svg:width="0.317cm" svg:height="1.256cm" svg:x="0.013cm" svg:y="6.019cm">
          <text:p/>
          <draw:enhanced-geometry draw:mirror-horizontal="false" draw:mirror-vertical="false" svg:viewBox="0 0 72 285" draw:type="non-primitive" draw:enhanced-path="M 6 285 L 0 276 60 216 60 0 72 0 72 222 6 285 Z N">
            <draw:equation draw:name="f0" draw:formula="width"/>
            <draw:equation draw:name="f1" draw:formula="height"/>
          </draw:enhanced-geometry>
        </draw:custom-shape>
        <draw:custom-shape draw:name="Freeform 44" draw:style-name="Mgr4" draw:text-style-name="MP4" draw:layer="layout" svg:width="0.303cm" svg:height="0.303cm" svg:x="0.146cm" svg:y="5.741cm">
          <text:p/>
          <draw:enhanced-geometry draw:mirror-horizontal="false" draw:mirror-vertical="false" svg:viewBox="0 0 23 23" draw:type="non-primitive" draw:enhanced-path="M 12 23 C 5 23 0 18 0 12 0 5 5 0 12 0 18 0 23 5 23 12 23 18 18 23 12 23 Z M 12 4 C 8 4 4 8 4 12 4 16 8 19 12 19 16 19 19 16 19 12 19 8 16 4 12 4 Z N">
            <draw:equation draw:name="f0" draw:formula="width"/>
            <draw:equation draw:name="f1" draw:formula="height"/>
          </draw:enhanced-geometry>
        </draw:custom-shape>
        <draw:custom-shape draw:name="Rectangle 45" draw:style-name="Mgr4" draw:text-style-name="MP4" draw:layer="layout" svg:width="0.065cm" svg:height="6.058cm" svg:x="3.413cm" svg:y="12.951cm">
          <text:p/>
          <draw:enhanced-geometry svg:viewBox="0 0 21600 21600" draw:type="rectangle" draw:enhanced-path="M 0 0 L 21600 0 21600 21600 0 21600 0 0 Z N"/>
        </draw:custom-shape>
        <draw:custom-shape draw:name="Freeform 46" draw:style-name="Mgr4" draw:text-style-name="MP4" draw:layer="layout" svg:width="1.031cm" svg:height="5.004cm" svg:x="3.664cm" svg:y="14.005cm">
          <text:p/>
          <draw:enhanced-geometry draw:mirror-horizontal="false" draw:mirror-vertical="false" svg:viewBox="0 0 234 1135" draw:type="non-primitive" draw:enhanced-path="M 15 1135 L 0 1135 0 515 0 512 219 0 234 6 15 518 15 1135 Z N">
            <draw:equation draw:name="f0" draw:formula="width"/>
            <draw:equation draw:name="f1" draw:formula="height"/>
          </draw:enhanced-geometry>
        </draw:custom-shape>
        <draw:custom-shape draw:name="Freeform 47" draw:style-name="Mgr4" draw:text-style-name="MP4" draw:layer="layout" svg:width="0.528cm" svg:height="0.528cm" svg:x="3.188cm" svg:y="12.449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48" draw:style-name="Mgr4" draw:text-style-name="MP4" draw:layer="layout" svg:width="0.965cm" svg:height="7.945cm" svg:x="2.275cm" svg:y="11.064cm">
          <text:p/>
          <draw:enhanced-geometry draw:mirror-horizontal="false" draw:mirror-vertical="false" svg:viewBox="0 0 219 1802" draw:type="non-primitive" draw:enhanced-path="M 219 1802 L 201 1802 201 1185 0 3 15 0 219 1185 219 1802 Z N">
            <draw:equation draw:name="f0" draw:formula="width"/>
            <draw:equation draw:name="f1" draw:formula="height"/>
          </draw:enhanced-geometry>
        </draw:custom-shape>
        <draw:custom-shape draw:name="Freeform 49" draw:style-name="Mgr4" draw:text-style-name="MP4" draw:layer="layout" svg:width="0.528cm" svg:height="0.528cm" svg:x="2.024cm" svg:y="10.575cm">
          <text:p/>
          <draw:enhanced-geometry draw:mirror-horizontal="false" draw:mirror-vertical="false" svg:viewBox="0 0 40 40" draw:type="non-primitive" draw:enhanced-path="M 20 40 C 9 40 0 31 0 20 0 9 9 0 20 0 31 0 40 9 40 20 40 31 31 40 20 40 Z M 20 4 C 11 4 4 11 4 20 4 28 11 36 20 36 29 36 36 28 36 20 36 11 29 4 20 4 Z N">
            <draw:equation draw:name="f0" draw:formula="width"/>
            <draw:equation draw:name="f1" draw:formula="height"/>
          </draw:enhanced-geometry>
        </draw:custom-shape>
        <draw:custom-shape draw:name="Freeform 50" draw:style-name="Mgr4" draw:text-style-name="MP4" draw:layer="layout" svg:width="0.528cm" svg:height="0.524cm" svg:x="4.511cm" svg:y="13.52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51" draw:style-name="Mgr4" draw:text-style-name="MP4" draw:layer="layout" svg:width="1.031cm" svg:height="3.959cm" svg:x="3.903cm" svg:y="15.064cm">
          <text:p/>
          <draw:enhanced-geometry draw:mirror-horizontal="false" draw:mirror-vertical="false" svg:viewBox="0 0 234 898" draw:type="non-primitive" draw:enhanced-path="M 18 898 L 0 898 0 515 0 512 222 0 234 6 18 518 18 898 Z N">
            <draw:equation draw:name="f0" draw:formula="width"/>
            <draw:equation draw:name="f1" draw:formula="height"/>
          </draw:enhanced-geometry>
        </draw:custom-shape>
        <draw:custom-shape draw:name="Freeform 52" draw:style-name="Mgr4" draw:text-style-name="MP4" draw:layer="layout" svg:width="0.422cm" svg:height="2.535cm" svg:x="4.63cm" svg:y="16.514cm">
          <text:p/>
          <draw:enhanced-geometry draw:mirror-horizontal="false" draw:mirror-vertical="false" svg:viewBox="0 0 96 575" draw:type="non-primitive" draw:enhanced-path="M 15 575 L 0 569 81 383 81 0 96 0 96 386 15 575 Z N">
            <draw:equation draw:name="f0" draw:formula="width"/>
            <draw:equation draw:name="f1" draw:formula="height"/>
          </draw:enhanced-geometry>
        </draw:custom-shape>
        <draw:custom-shape draw:name="Freeform 53" draw:style-name="Mgr4" draw:text-style-name="MP4" draw:layer="layout" svg:width="0.528cm" svg:height="0.528cm" svg:x="4.749cm" svg:y="14.574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54" draw:style-name="Mgr4" draw:text-style-name="MP4" draw:layer="layout" svg:width="0.528cm" svg:height="0.528cm" svg:x="4.749cm" svg:y="16.012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55" draw:style-name="Mgr4" draw:text-style-name="MP4" draw:layer="layout" svg:width="1.163cm" svg:height="1.463cm" svg:x="4.908cm" svg:y="17.586cm">
          <text:p/>
          <draw:enhanced-geometry draw:mirror-horizontal="false" draw:mirror-vertical="false" svg:viewBox="0 0 264 332" draw:type="non-primitive" draw:enhanced-path="M 12 332 L 0 326 45 206 255 0 264 12 60 215 12 332 Z N">
            <draw:equation draw:name="f0" draw:formula="width"/>
            <draw:equation draw:name="f1" draw:formula="height"/>
          </draw:enhanced-geometry>
        </draw:custom-shape>
        <draw:custom-shape draw:name="Freeform 56" draw:style-name="Mgr4" draw:text-style-name="MP4" draw:layer="layout" svg:width="0.436cm" svg:height="0.409cm" svg:x="5.966cm" svg:y="17.282cm">
          <text:p/>
          <draw:enhanced-geometry draw:mirror-horizontal="false" draw:mirror-vertical="false" svg:viewBox="0 0 33 31" draw:type="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width"/>
            <draw:equation draw:name="f1" draw:formula="height"/>
          </draw:enhanced-geometry>
        </draw:custom-shape>
        <draw:custom-shape draw:name="Freeform 57" draw:style-name="Mgr4" draw:text-style-name="MP4" draw:layer="layout" svg:width="0.647cm" svg:height="14.176cm" svg:x="1.402cm" svg:y="0.026cm">
          <text:p/>
          <draw:enhanced-geometry draw:mirror-horizontal="false" draw:mirror-vertical="false" svg:viewBox="0 0 147 3215" draw:type="non-primitive" draw:enhanced-path="M 132 3215 L 129 2754 0 1901 0 0 15 0 15 1898 144 2754 147 3215 132 3215 Z N">
            <draw:equation draw:name="f0" draw:formula="width"/>
            <draw:equation draw:name="f1" draw:formula="height"/>
          </draw:enhanced-geometry>
        </draw:custom-shape>
        <draw:custom-shape draw:name="Freeform 58" draw:style-name="Mgr4" draw:text-style-name="MP4" draw:layer="layout" svg:width="0.515cm" svg:height="0.515cm" svg:x="1.759cm" svg:y="14.177cm">
          <text:p/>
          <draw:enhanced-geometry draw:mirror-horizontal="false" draw:mirror-vertical="false" svg:viewBox="0 0 39 39" draw:type="non-primitive" draw:enhanced-path="M 20 39 C 9 39 0 30 0 19 0 9 9 0 20 0 30 0 39 9 39 19 39 30 30 39 20 39 Z M 20 4 C 11 4 4 11 4 19 4 28 11 35 20 35 28 35 35 28 35 19 35 11 28 4 20 4 Z N">
            <draw:equation draw:name="f0" draw:formula="width"/>
            <draw:equation draw:name="f1" draw:formula="height"/>
          </draw:enhanced-geometry>
        </draw:custom-shape>
      </draw:g>
      <draw:frame draw:name="Title 1" presentation:style-name="Mpr6" draw:text-style-name="MP6" draw:layer="backgroundobjects" svg:width="24.42cm" svg:height="6.631cm" svg:x="5.212cm" svg:y="3.118cm" presentation:class="title" presentation:user-transformed="true">
        <draw:text-box>
          <text:p text:style-name="MP5"><text:span text:style-name="MT7">Click to edit the title text formatClick to edit Master title style</text:span></text:p>
        </draw:text-box>
      </draw:frame>
      <draw:frame draw:name="Date Placeholder 3" presentation:style-name="Mpr7" draw:text-style-name="MP10" draw:layer="backgroundobjects" svg:width="7.619cm" svg:height="1.013cm" svg:x="19.66cm" svg:y="15.028cm" presentation:class="date-time" presentation:user-transformed="true">
        <draw:text-box>
          <text:p text:style-name="MP9"><text:span text:style-name="MT5"><text:date style:data-style-name="D1" text:date-value="2019-10-24">10/24/19</text:date></text:span></text:p>
        </draw:text-box>
      </draw:frame>
      <draw:frame draw:name="Footer Placeholder 4" presentation:style-name="Mpr7" draw:text-style-name="MP11" draw:layer="backgroundobjects" svg:width="14.235cm" svg:height="1.013cm" svg:x="5.212cm" svg:y="15.028cm" presentation:class="footer" presentation:user-transformed="true">
        <draw:text-box>
          <text:p/>
        </draw:text-box>
      </draw:frame>
      <draw:frame draw:name="Slide Number Placeholder 5" presentation:style-name="Mpr7" draw:text-style-name="MP12" draw:layer="backgroundobjects" svg:width="2.141cm" svg:height="1.013cm" svg:x="27.491cm" svg:y="15.028cm" presentation:class="page-number" presentation:user-transformed="true">
        <draw:text-box>
          <text:p text:style-name="MP9"><text:span text:style-name="MT5"><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10-24T20:50:38.94</dc:date>
    <dc:creator>bobby liem</dc:creator>
    <meta:generator>OpenOffice/4.1.5$Win32 OpenOffice.org_project/415m1$Build-9789</meta:generator>
    <meta:editing-duration>PT1H15M5S</meta:editing-duration>
    <meta:editing-cycles>1</meta:editing-cycles>
    <meta:document-statistic meta:object-count="342"/>
  </office:meta>
</office:document-meta>
</file>